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3cm"/>
    </style:style>
    <style:style style:name="co2" style:family="table-column">
      <style:table-column-properties fo:break-before="auto" style:column-width="6.76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26cm"/>
    </style:style>
    <style:style style:name="co5" style:family="table-column">
      <style:table-column-properties fo:break-before="auto" style:column-width="2.965cm"/>
    </style:style>
    <style:style style:name="co6" style:family="table-column">
      <style:table-column-properties fo:break-before="auto" style:column-width="3.23cm"/>
    </style:style>
    <style:style style:name="ro1" style:family="table-row">
      <style:table-row-properties style:row-height="1.529cm" fo:break-before="auto" style:use-optimal-row-height="false"/>
    </style:style>
    <style:style style:name="ro2" style:family="table-row">
      <style:table-row-properties style:row-height="1.062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637cm" fo:break-before="auto" style:use-optimal-row-height="false"/>
    </style:style>
    <style:style style:name="ro5" style:family="table-row">
      <style:table-row-properties style:row-height="1.097cm" fo:break-before="auto" style:use-optimal-row-height="false"/>
    </style:style>
    <style:style style:name="ro6" style:family="table-row">
      <style:table-row-properties style:row-height="1.316cm" fo:break-before="auto" style:use-optimal-row-height="false"/>
    </style:style>
    <style:style style:name="ro7" style:family="table-row">
      <style:table-row-properties style:row-height="0.517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432cm" fo:break-before="auto" style:use-optimal-row-height="true"/>
    </style:style>
    <style:style style:name="ro10" style:family="table-row">
      <style:table-row-properties style:row-height="0.9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="0.002cm solid #000000" style:vertical-align="middle"/>
      <style:text-properties fo:font-size="14pt" style:font-size-asian="14pt" style:font-size-complex="14pt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ffff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 fo:border="0.002cm solid #000000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style:font-name="Calibri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02cm solid #000000" style:vertical-align="bottom"/>
      <style:paragraph-properties fo:text-align="start" fo:margin-left="0cm"/>
      <style:text-properties style:font-name="Calibri" fo:font-size="12pt" style:font-size-asian="12pt" style:font-size-complex="12pt"/>
    </style:style>
    <style:style style:name="ce8" style:family="table-cell" style:parent-style-name="Default">
      <style:table-cell-properties fo:wrap-option="wrap" fo:border="0.002cm solid #000000" style:vertical-align="bottom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ffff" fo:wrap-option="no-wrap" fo:border="0.002cm solid #000000" style:vertical-align="middle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99" fo:border="0.002cm solid #000000" style:vertical-align="middle"/>
      <style:text-properties style:font-name="Calibri" fo:font-size="14pt" style:font-size-asian="14pt" style:font-size-complex="14pt"/>
    </style:style>
    <style:style style:name="ce16" style:family="table-cell" style:parent-style-name="Default">
      <style:table-cell-properties fo:background-color="#ffff99" fo:wrap-option="wrap" fo:border="0.002cm solid #000000" style:vertical-align="middle"/>
      <style:text-properties style:use-window-font-color="true" style:text-outline="false" style:text-line-through-styl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  <style:text-properties fo:font-size="14pt" style:font-size-asian="14pt" style:font-size-complex="14pt"/>
    </style:style>
    <style:style style:name="ce18" style:family="table-cell" style:parent-style-name="Default" style:data-style-name="N3">
      <style:table-cell-properties fo:wrap-option="wrap" fo:border="0.002cm solid #000000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">
      <style:table-cell-properties fo:background-color="#ccffff" fo:wrap-option="wrap" fo:border="0.002cm solid #000000" style:vertical-align="middle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">
      <style:table-cell-properties fo:wrap-option="wrap" fo:border="0.002cm solid #000000" style:vertical-align="bottom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">
      <style:table-cell-properties fo:background-color="#ffff99" fo:wrap-option="wrap" fo:border="0.002cm solid #000000" style:vertical-align="middle"/>
      <style:text-properties style:use-window-font-color="true" style:text-outline="false" style:text-line-through-styl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3">
      <style:table-cell-properties fo:border="0.002cm solid #000000" style:vertical-align="bottom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 style:data-style-name="N3">
      <style:table-cell-properties fo:border="0.002cm solid #000000"/>
      <style:text-properties style:font-name="Calibri" fo:font-size="12pt" style:font-size-asian="12pt" style:font-size-complex="12pt"/>
    </style:style>
    <style:style style:name="ce24" style:family="table-cell" style:parent-style-name="Default" style:data-style-name="N3">
      <style:table-cell-properties fo:border="0.002cm solid #000000" style:vertical-align="bottom"/>
      <style:text-properties style:font-name="Calibri" fo:font-size="12pt" style:font-size-asian="12pt" style:font-size-complex="12pt"/>
    </style:style>
    <style:style style:name="ce25" style:family="table-cell" style:parent-style-name="Default" style:data-style-name="N3">
      <style:table-cell-properties fo:background-color="#ccffff" fo:border="0.002cm solid #000000" style:vertical-align="middle"/>
      <style:text-properties fo:font-size="12pt" style:font-size-asian="12pt" style:font-size-complex="12pt"/>
    </style:style>
    <style:style style:name="ce26" style:family="table-cell" style:parent-style-name="Default" style:data-style-name="N3">
      <style:table-cell-properties fo:background-color="#ffff99" fo:border="0.002cm solid #000000" style:vertical-align="middle"/>
      <style:text-properties style:font-name="Calibri" fo:font-size="14pt" style:font-size-asian="14pt" style:font-size-complex="14pt"/>
    </style:style>
    <style:style style:name="ce27" style:family="table-cell" style:parent-style-name="Default" style:data-style-name="N3"/>
    <style:style style:name="ce28" style:family="table-cell" style:parent-style-name="Default" style:data-style-name="N3">
      <style:table-cell-properties fo:border="0.002cm solid #000000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3">
      <style:table-cell-properties fo:wrap-option="no-wrap" fo:border="none" style:vertical-align="bottom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32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>
      <style:table-cell-properties style:text-align-source="fix" style:repeat-content="false" fo:background-color="transparent" fo:border="0.002cm solid #000000" style:vertical-align="bottom"/>
      <style:paragraph-properties fo:text-align="center" fo:margin-left="0cm"/>
      <style:text-properties style:font-name="Calibri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order="0.002cm solid #000000" style:vertical-align="bottom"/>
      <style:paragraph-properties fo:text-align="center" fo:margin-left="0cm"/>
      <style:text-properties style:font-name="Calibri" fo:font-size="12pt" style:font-size-asian="12pt" style:font-size-complex="12pt"/>
    </style:style>
    <style:style style:name="ce35" style:family="table-cell" style:parent-style-name="Default" style:data-style-name="N3">
      <style:table-cell-properties style:text-align-source="fix" style:repeat-content="false" fo:border="0.002cm solid #000000" style:vertical-align="bottom"/>
      <style:paragraph-properties fo:text-align="center" fo:margin-left="0cm"/>
      <style:text-properties style:font-name="Calibri" fo:font-size="12pt" style:font-size-asian="12pt" style:font-size-complex="12pt"/>
    </style:style>
    <style:style style:name="ce36" style:family="table-cell" style:parent-style-name="Default" style:data-style-name="N3">
      <style:table-cell-properties style:text-align-source="fix" style:repeat-content="false" fo:border="0.002cm solid #000000"/>
      <style:paragraph-properties fo:text-align="center" fo:margin-left="0cm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 style:data-style-name="N3">
      <style:table-cell-properties style:text-align-source="fix" style:repeat-content="false" fo:border="0.002cm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38" style:family="table-cell" style:parent-style-name="Default" style:data-style-name="N3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style:font-name="Calibri" fo:font-size="14pt" style:font-size-asian="14pt" style:font-size-complex="14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ota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39"/>
        <table:table-row table:style-name="ro1">
          <table:table-cell table:style-name="ce1" office:value-type="string">
            <text:p>Nombre</text:p>
          </table:table-cell>
          <table:table-cell table:style-name="ce1" office:value-type="string">
            <text:p>Email</text:p>
          </table:table-cell>
          <table:table-cell table:style-name="ce17" office:value-type="string">
            <text:p>Total</text:p>
          </table:table-cell>
          <table:table-cell table:style-name="ce17" office:value-type="string">
            <text:p>BAJA+2</text:p>
          </table:table-cell>
          <table:table-cell table:style-name="ce17" office:value-type="string">
            <text:p>BAJA+1</text:p>
          </table:table-cell>
          <table:table-cell table:style-name="ce17" office:value-type="string">
            <text:p>CONTINUA</text:p>
          </table:table-cell>
          <table:table-cell table:style-name="ce17" office:value-type="string">
            <text:p>Ganancia</text:p>
          </table:table-cell>
          <table:table-cell table:style-name="ce30" office:value-type="string">
            <text:p>Nota Prediccion</text:p>
          </table:table-cell>
        </table:table-row>
        <table:table-row table:style-name="ro2">
          <table:table-cell table:style-name="ce2" office:value-type="string">
            <text:p>Federico Nicolás Moreno </text:p>
          </table:table-cell>
          <table:table-cell table:style-name="ce2" office:value-type="string">
            <text:p>fede_moreno613@hotmail.com </text:p>
          </table:table-cell>
          <table:table-cell table:style-name="ce18" table:formula="of:=SUM([.D2:.F2])" office:value-type="float" office:value="6284">
            <text:p>6,284</text:p>
          </table:table-cell>
          <table:table-cell table:style-name="ce22" office:value-type="float" office:value="614">
            <text:p>614</text:p>
          </table:table-cell>
          <table:table-cell table:style-name="ce22" office:value-type="float" office:value="267">
            <text:p>267</text:p>
          </table:table-cell>
          <table:table-cell table:style-name="ce22" office:value-type="float" office:value="5403">
            <text:p>5,403</text:p>
          </table:table-cell>
          <table:table-cell table:style-name="ce28" table:formula="of:=19500*[.D2]-500*([.E2]+[.F2])" office:value-type="float" office:value="9138000">
            <text:p>9,138,000</text:p>
          </table:table-cell>
          <table:table-cell table:style-name="ce31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Arturo Sebastián <text:s/>Lewinger</text:p>
          </table:table-cell>
          <table:table-cell table:style-name="ce2" office:value-type="string">
            <text:p>arturolewinger@gmail.com </text:p>
          </table:table-cell>
          <table:table-cell table:style-name="ce18" table:formula="of:=SUM([.D3:.F3])" office:value-type="float" office:value="6284">
            <text:p>6,284</text:p>
          </table:table-cell>
          <table:table-cell table:style-name="ce22" office:value-type="float" office:value="614">
            <text:p>614</text:p>
          </table:table-cell>
          <table:table-cell table:style-name="ce22" office:value-type="float" office:value="267">
            <text:p>267</text:p>
          </table:table-cell>
          <table:table-cell table:style-name="ce22" office:value-type="float" office:value="5403">
            <text:p>5,403</text:p>
          </table:table-cell>
          <table:table-cell table:style-name="ce28" table:formula="of:=19500*[.D3]-500*([.E3]+[.F3])" office:value-type="float" office:value="9138000">
            <text:p>9,138,000</text:p>
          </table:table-cell>
          <table:table-cell table:style-name="ce31" office:value-type="float" office:value="10">
            <text:p>10</text:p>
          </table:table-cell>
        </table:table-row>
        <table:table-row table:style-name="ro3">
          <table:table-cell table:style-name="ce3" office:value-type="string">
            <text:p>Mauro Mackinze</text:p>
          </table:table-cell>
          <table:table-cell table:style-name="ce2" office:value-type="string">
            <text:p>mauro.mackinze@gmail.com </text:p>
          </table:table-cell>
          <table:table-cell table:style-name="ce18" table:formula="of:=SUM([.D4:.F4])" office:value-type="float" office:value="6219">
            <text:p>6,219</text:p>
          </table:table-cell>
          <table:table-cell table:style-name="ce23" office:value-type="float" office:value="611">
            <text:p>611</text:p>
          </table:table-cell>
          <table:table-cell table:style-name="ce23" office:value-type="float" office:value="275">
            <text:p>275</text:p>
          </table:table-cell>
          <table:table-cell table:style-name="ce23" office:value-type="float" office:value="5333">
            <text:p>5,333</text:p>
          </table:table-cell>
          <table:table-cell table:style-name="ce23" table:formula="of:=19500*[.D4]-500*([.E4]+[.F4])" office:value-type="float" office:value="9110500">
            <text:p>9,110,500</text:p>
          </table:table-cell>
          <table:table-cell table:style-name="ce31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Macarena Fernandez Urquiza </text:p>
          </table:table-cell>
          <table:table-cell table:style-name="ce2" office:value-type="string">
            <text:p>m.fernandezurquiza@gmail.com </text:p>
          </table:table-cell>
          <table:table-cell table:style-name="ce18" table:formula="of:=SUM([.D5:.F5])" office:value-type="float" office:value="6849">
            <text:p>6,849</text:p>
          </table:table-cell>
          <table:table-cell table:style-name="ce24" office:value-type="float" office:value="626">
            <text:p>626</text:p>
          </table:table-cell>
          <table:table-cell table:style-name="ce24" office:value-type="float" office:value="276">
            <text:p>276</text:p>
          </table:table-cell>
          <table:table-cell table:style-name="ce24" office:value-type="float" office:value="5947">
            <text:p>5,947</text:p>
          </table:table-cell>
          <table:table-cell table:style-name="ce23" table:formula="of:=19500*[.D5]-500*([.E5]+[.F5])" office:value-type="float" office:value="9095500">
            <text:p>9,095,500</text:p>
          </table:table-cell>
          <table:table-cell table:style-name="ce31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Sebastián Darío Rodríguez García </text:p>
          </table:table-cell>
          <table:table-cell table:style-name="ce2" office:value-type="string">
            <text:p>dariorg1@gmail.com </text:p>
          </table:table-cell>
          <table:table-cell table:style-name="ce18" table:formula="of:=SUM([.D6:.F6])" office:value-type="float" office:value="6561">
            <text:p>6,561</text:p>
          </table:table-cell>
          <table:table-cell table:style-name="ce24" office:value-type="float" office:value="616">
            <text:p>616</text:p>
          </table:table-cell>
          <table:table-cell table:style-name="ce24" office:value-type="float" office:value="280">
            <text:p>280</text:p>
          </table:table-cell>
          <table:table-cell table:style-name="ce24" office:value-type="float" office:value="5665">
            <text:p>5,665</text:p>
          </table:table-cell>
          <table:table-cell table:style-name="ce23" table:formula="of:=19500*[.D6]-500*([.E6]+[.F6])" office:value-type="float" office:value="9039500">
            <text:p>9,039,500</text:p>
          </table:table-cell>
          <table:table-cell table:style-name="ce31" office:value-type="float" office:value="9">
            <text:p>9</text:p>
          </table:table-cell>
        </table:table-row>
        <table:table-row table:style-name="ro3">
          <table:table-cell table:style-name="ce2" office:value-type="string">
            <text:p>Alejandro Viegener  </text:p>
          </table:table-cell>
          <table:table-cell table:style-name="ce2" office:value-type="string">
            <text:p>alejandro.viegener@gmail.com </text:p>
          </table:table-cell>
          <table:table-cell table:style-name="ce18" table:formula="of:=SUM([.D7:.F7])" office:value-type="float" office:value="6561">
            <text:p>6,561</text:p>
          </table:table-cell>
          <table:table-cell table:style-name="ce24" office:value-type="float" office:value="616">
            <text:p>616</text:p>
          </table:table-cell>
          <table:table-cell table:style-name="ce24" office:value-type="float" office:value="280">
            <text:p>280</text:p>
          </table:table-cell>
          <table:table-cell table:style-name="ce24" office:value-type="float" office:value="5665">
            <text:p>5,665</text:p>
          </table:table-cell>
          <table:table-cell table:style-name="ce23" table:formula="of:=19500*[.D7]-500*([.E7]+[.F7])" office:value-type="float" office:value="9039500">
            <text:p>9,039,500</text:p>
          </table:table-cell>
          <table:table-cell table:style-name="ce31" office:value-type="float" office:value="9">
            <text:p>9</text:p>
          </table:table-cell>
        </table:table-row>
        <table:table-row table:style-name="ro4">
          <table:table-cell table:style-name="ce4" office:value-type="string" table:number-columns-spanned="2" table:number-rows-spanned="1">
            <text:p>Mejor grupo <text:s text:c="3"/>Univ Austral</text:p>
          </table:table-cell>
          <table:covered-table-cell table:style-name="ce14"/>
          <table:table-cell table:style-name="ce19" table:formula="of:=SUM([.D8:.F8])" office:value-type="float" office:value="8876">
            <text:p>8,876</text:p>
          </table:table-cell>
          <table:table-cell table:style-name="ce25" office:value-type="float" office:value="673">
            <text:p>673</text:p>
          </table:table-cell>
          <table:table-cell table:style-name="ce25" office:value-type="float" office:value="300">
            <text:p>300</text:p>
          </table:table-cell>
          <table:table-cell table:style-name="ce25" office:value-type="float" office:value="7903">
            <text:p>7,903</text:p>
          </table:table-cell>
          <table:table-cell table:style-name="ce25" table:formula="of:=19500*[.D8]-500*([.E8]+[.F8])" office:value-type="float" office:value="9022000">
            <text:p>9,022,000</text:p>
          </table:table-cell>
          <table:table-cell table:style-name="ce32"/>
        </table:table-row>
        <table:table-row table:style-name="ro3">
          <table:table-cell table:style-name="ce2" office:value-type="string">
            <text:p>Lucas Pecina </text:p>
          </table:table-cell>
          <table:table-cell table:style-name="ce2" office:value-type="string">
            <text:p>lucaspecina@gmail.com </text:p>
          </table:table-cell>
          <table:table-cell table:style-name="ce18" table:formula="of:=SUM([.D9:.F9])" office:value-type="float" office:value="6425">
            <text:p>6,425</text:p>
          </table:table-cell>
          <table:table-cell table:style-name="ce22" office:value-type="float" office:value="611">
            <text:p>611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5532">
            <text:p>5,532</text:p>
          </table:table-cell>
          <table:table-cell table:style-name="ce28" table:formula="of:=19500*[.D9]-500*([.E9]+[.F9])" office:value-type="float" office:value="9007500">
            <text:p>9,007,500</text:p>
          </table:table-cell>
          <table:table-cell table:style-name="ce33" office:value-type="float" office:value="9">
            <text:p>9</text:p>
          </table:table-cell>
        </table:table-row>
        <table:table-row table:style-name="ro3">
          <table:table-cell table:style-name="ce2" office:value-type="string">
            <text:p>Javier Duque Rodas </text:p>
          </table:table-cell>
          <table:table-cell table:style-name="ce2" office:value-type="string">
            <text:p><text:a xlink:href="mailto:jduqer@gmail.com">jduqer@gmail.com</text:a></text:p>
          </table:table-cell>
          <table:table-cell table:style-name="ce18" table:formula="of:=SUM([.D10:.F10])" office:value-type="float" office:value="6425">
            <text:p>6,425</text:p>
          </table:table-cell>
          <table:table-cell table:style-name="ce22" office:value-type="float" office:value="611">
            <text:p>611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5532">
            <text:p>5,532</text:p>
          </table:table-cell>
          <table:table-cell table:style-name="ce28" table:formula="of:=19500*[.D10]-500*([.E10]+[.F10])" office:value-type="float" office:value="9007500">
            <text:p>9,007,500</text:p>
          </table:table-cell>
          <table:table-cell table:style-name="ce33" office:value-type="float" office:value="9">
            <text:p>9</text:p>
          </table:table-cell>
        </table:table-row>
        <table:table-row table:style-name="ro3">
          <table:table-cell table:style-name="ce2" office:value-type="string">
            <text:p>Edgar Sánchez Olaya </text:p>
          </table:table-cell>
          <table:table-cell table:style-name="ce2" office:value-type="string">
            <text:p>edgarsan1796@gmail.com </text:p>
          </table:table-cell>
          <table:table-cell table:style-name="ce18" table:formula="of:=SUM([.D11:.F11])" office:value-type="float" office:value="6660">
            <text:p>6,660</text:p>
          </table:table-cell>
          <table:table-cell table:style-name="ce22" office:value-type="float" office:value="616">
            <text:p>616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5765">
            <text:p>5,765</text:p>
          </table:table-cell>
          <table:table-cell table:style-name="ce28" table:formula="of:=19500*[.D11]-500*([.E11]+[.F11])" office:value-type="float" office:value="8990000">
            <text:p>8,990,000</text:p>
          </table:table-cell>
          <table:table-cell table:style-name="ce34" office:value-type="float" office:value="9">
            <text:p>9</text:p>
          </table:table-cell>
        </table:table-row>
        <table:table-row table:style-name="ro2">
          <table:table-cell table:style-name="ce2" office:value-type="string">
            <text:p>Daiana Natalia Delgadino </text:p>
          </table:table-cell>
          <table:table-cell table:style-name="ce2" office:value-type="string">
            <text:p>daiana.delg@gmail.com </text:p>
          </table:table-cell>
          <table:table-cell table:style-name="ce20" table:formula="of:=SUM([.D12:.F12])" office:value-type="float" office:value="6660">
            <text:p>6,660</text:p>
          </table:table-cell>
          <table:table-cell table:style-name="ce22" office:value-type="float" office:value="616">
            <text:p>616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5765">
            <text:p>5,765</text:p>
          </table:table-cell>
          <table:table-cell table:style-name="ce28" table:formula="of:=19500*[.D12]-500*([.E12]+[.F12])" office:value-type="float" office:value="8990000">
            <text:p>8,990,000</text:p>
          </table:table-cell>
          <table:table-cell table:style-name="ce34" office:value-type="float" office:value="9">
            <text:p>9</text:p>
          </table:table-cell>
        </table:table-row>
        <table:table-row table:style-name="ro3">
          <table:table-cell table:style-name="ce2" office:value-type="string">
            <text:p>Andrés Rabinovich </text:p>
          </table:table-cell>
          <table:table-cell table:style-name="ce2" office:value-type="string">
            <text:p>andresrabinovich@gmail.com </text:p>
          </table:table-cell>
          <table:table-cell table:style-name="ce18" table:formula="of:=SUM([.D13:.F13])" office:value-type="float" office:value="6121">
            <text:p>6,121</text:p>
          </table:table-cell>
          <table:table-cell table:style-name="ce22" office:value-type="float" office:value="602">
            <text:p>602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5253">
            <text:p>5,253</text:p>
          </table:table-cell>
          <table:table-cell table:style-name="ce28" table:formula="of:=19500*[.D13]-500*([.E13]+[.F13])" office:value-type="float" office:value="8979500">
            <text:p>8,979,500</text:p>
          </table:table-cell>
          <table:table-cell table:style-name="ce34" office:value-type="float" office:value="9">
            <text:p>9</text:p>
          </table:table-cell>
        </table:table-row>
        <table:table-row table:style-name="ro2">
          <table:table-cell table:style-name="ce2" office:value-type="string">
            <text:p>Federico Ezequiel Rabinovich </text:p>
          </table:table-cell>
          <table:table-cell table:style-name="ce2" office:value-type="string">
            <text:p>federicorabinovich@gmail.com </text:p>
          </table:table-cell>
          <table:table-cell table:style-name="ce18" table:formula="of:=SUM([.D14:.F14])" office:value-type="float" office:value="6121">
            <text:p>6,121</text:p>
          </table:table-cell>
          <table:table-cell table:style-name="ce22" office:value-type="float" office:value="602">
            <text:p>602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5253">
            <text:p>5,253</text:p>
          </table:table-cell>
          <table:table-cell table:style-name="ce28" table:formula="of:=19500*[.D14]-500*([.E14]+[.F14])" office:value-type="float" office:value="8979500">
            <text:p>8,979,500</text:p>
          </table:table-cell>
          <table:table-cell table:style-name="ce34" office:value-type="float" office:value="9">
            <text:p>9</text:p>
          </table:table-cell>
        </table:table-row>
        <table:table-row table:style-name="ro3">
          <table:table-cell table:style-name="ce2" office:value-type="string">
            <text:p>Estefania De Marzio </text:p>
          </table:table-cell>
          <table:table-cell table:style-name="ce2" office:value-type="string">
            <text:p>estefidm@gmail.com </text:p>
          </table:table-cell>
          <table:table-cell table:style-name="ce18" table:formula="of:=SUM([.D15:.F15])" office:value-type="float" office:value="6931">
            <text:p>6,931</text:p>
          </table:table-cell>
          <table:table-cell table:style-name="ce22" office:value-type="float" office:value="622">
            <text:p>622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6028">
            <text:p>6,028</text:p>
          </table:table-cell>
          <table:table-cell table:style-name="ce28" table:formula="of:=19500*[.D15]-500*([.E15]+[.F15])" office:value-type="float" office:value="8974500">
            <text:p>8,974,500</text:p>
          </table:table-cell>
          <table:table-cell table:style-name="ce34" office:value-type="float" office:value="9">
            <text:p>9</text:p>
          </table:table-cell>
        </table:table-row>
        <table:table-row table:style-name="ro3">
          <table:table-cell table:style-name="ce2" office:value-type="string">
            <text:p>Susana Escudero </text:p>
          </table:table-cell>
          <table:table-cell table:style-name="ce2" office:value-type="string">
            <text:p>susaescude@gmail.com </text:p>
          </table:table-cell>
          <table:table-cell table:style-name="ce18" table:formula="of:=SUM([.D16:.F16])" office:value-type="float" office:value="6931">
            <text:p>6,931</text:p>
          </table:table-cell>
          <table:table-cell table:style-name="ce22" office:value-type="float" office:value="622">
            <text:p>622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6028">
            <text:p>6,028</text:p>
          </table:table-cell>
          <table:table-cell table:style-name="ce28" table:formula="of:=19500*[.D16]-500*([.E16]+[.F16])" office:value-type="float" office:value="8974500">
            <text:p>8,974,500</text:p>
          </table:table-cell>
          <table:table-cell table:style-name="ce34" office:value-type="float" office:value="9">
            <text:p>9</text:p>
          </table:table-cell>
        </table:table-row>
        <table:table-row table:style-name="ro3">
          <table:table-cell table:style-name="ce2" office:value-type="string">
            <text:p>Juan Andres Knebel </text:p>
          </table:table-cell>
          <table:table-cell table:style-name="ce2" office:value-type="string">
            <text:p>juanknebel@gmail.com </text:p>
          </table:table-cell>
          <table:table-cell table:style-name="ce18" table:formula="of:=SUM([.D17:.F17])" office:value-type="float" office:value="6590">
            <text:p>6,590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5700">
            <text:p>5,700</text:p>
          </table:table-cell>
          <table:table-cell table:style-name="ce28" table:formula="of:=19500*[.D17]-500*([.E17]+[.F17])" office:value-type="float" office:value="8965000">
            <text:p>8,965,000</text:p>
          </table:table-cell>
          <table:table-cell table:style-name="ce35" office:value-type="float" office:value="9">
            <text:p>9</text:p>
          </table:table-cell>
        </table:table-row>
        <table:table-row table:style-name="ro3">
          <table:table-cell table:style-name="ce2" office:value-type="string">
            <text:p>Ignacio Chiapella </text:p>
          </table:table-cell>
          <table:table-cell table:style-name="ce2" office:value-type="string">
            <text:p>ignacio.chiapella@gmail.com </text:p>
          </table:table-cell>
          <table:table-cell table:style-name="ce18" table:formula="of:=SUM([.D18:.F18])" office:value-type="float" office:value="6590">
            <text:p>6,590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5700">
            <text:p>5,700</text:p>
          </table:table-cell>
          <table:table-cell table:style-name="ce28" table:formula="of:=19500*[.D18]-500*([.E18]+[.F18])" office:value-type="float" office:value="8965000">
            <text:p>8,965,000</text:p>
          </table:table-cell>
          <table:table-cell table:style-name="ce35" office:value-type="float" office:value="9">
            <text:p>9</text:p>
          </table:table-cell>
        </table:table-row>
        <table:table-row table:style-name="ro3">
          <table:table-cell table:style-name="ce2" office:value-type="string">
            <text:p>Sofía C. Perini </text:p>
          </table:table-cell>
          <table:table-cell table:style-name="ce2" office:value-type="string">
            <text:p>clari.perini99@gmail.com </text:p>
          </table:table-cell>
          <table:table-cell table:style-name="ce18" table:formula="of:=SUM([.D19:.F19])" office:value-type="float" office:value="7208">
            <text:p>7,208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6298">
            <text:p>6,298</text:p>
          </table:table-cell>
          <table:table-cell table:style-name="ce28" table:formula="of:=19500*[.D19]-500*([.E19]+[.F19])" office:value-type="float" office:value="8956000">
            <text:p>8,956,000</text:p>
          </table:table-cell>
          <table:table-cell table:style-name="ce35" office:value-type="float" office:value="9">
            <text:p>9</text:p>
          </table:table-cell>
        </table:table-row>
        <table:table-row table:style-name="ro3">
          <table:table-cell table:style-name="ce2" office:value-type="string">
            <text:p>Bianca Picchetti </text:p>
          </table:table-cell>
          <table:table-cell table:style-name="ce2" office:value-type="string">
            <text:p>bianca.picchetti@gmail.com </text:p>
          </table:table-cell>
          <table:table-cell table:style-name="ce18" table:formula="of:=SUM([.D20:.F20])" office:value-type="float" office:value="7208">
            <text:p>7,208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6298">
            <text:p>6,298</text:p>
          </table:table-cell>
          <table:table-cell table:style-name="ce28" table:formula="of:=19500*[.D20]-500*([.E20]+[.F20])" office:value-type="float" office:value="8956000">
            <text:p>8,956,000</text:p>
          </table:table-cell>
          <table:table-cell table:style-name="ce35" office:value-type="float" office:value="9">
            <text:p>9</text:p>
          </table:table-cell>
        </table:table-row>
        <table:table-row table:style-name="ro3">
          <table:table-cell table:style-name="ce2" office:value-type="string">
            <text:p>Mariano Aprea</text:p>
          </table:table-cell>
          <table:table-cell table:style-name="ce2" office:value-type="string">
            <text:p>meaprea@gmail.com </text:p>
          </table:table-cell>
          <table:table-cell table:style-name="ce18" table:formula="of:=SUM([.D21:.F21])" office:value-type="float" office:value="7149">
            <text:p>7,149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6244">
            <text:p>6,244</text:p>
          </table:table-cell>
          <table:table-cell table:style-name="ce28" table:formula="of:=19500*[.D21]-500*([.E21]+[.F21])" office:value-type="float" office:value="8945500">
            <text:p>8,945,500</text:p>
          </table:table-cell>
          <table:table-cell table:style-name="ce35" office:value-type="float" office:value="9">
            <text:p>9</text:p>
          </table:table-cell>
        </table:table-row>
        <table:table-row table:style-name="ro3">
          <table:table-cell table:style-name="ce2" office:value-type="string">
            <text:p>Hernán Estrin </text:p>
          </table:table-cell>
          <table:table-cell table:style-name="ce2" office:value-type="string">
            <text:p>hernanestrin@gmail.com </text:p>
          </table:table-cell>
          <table:table-cell table:style-name="ce18" table:formula="of:=SUM([.D22:.F22])" office:value-type="float" office:value="7149">
            <text:p>7,149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6244">
            <text:p>6,244</text:p>
          </table:table-cell>
          <table:table-cell table:style-name="ce28" table:formula="of:=19500*[.D22]-500*([.E22]+[.F22])" office:value-type="float" office:value="8945500">
            <text:p>8,945,500</text:p>
          </table:table-cell>
          <table:table-cell table:style-name="ce35" office:value-type="float" office:value="9">
            <text:p>9</text:p>
          </table:table-cell>
        </table:table-row>
        <table:table-row table:style-name="ro3">
          <table:table-cell table:style-name="ce2" office:value-type="string">
            <text:p>Santiago Luis Rovere </text:p>
          </table:table-cell>
          <table:table-cell table:style-name="ce2" office:value-type="string">
            <text:p>srovere@gmail.com </text:p>
          </table:table-cell>
          <table:table-cell table:style-name="ce18" table:formula="of:=SUM([.D23:.F23])" office:value-type="float" office:value="7437">
            <text:p>7,437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6510">
            <text:p>6,510</text:p>
          </table:table-cell>
          <table:table-cell table:style-name="ce28" table:formula="of:=19500*[.D23]-500*([.E23]+[.F23])" office:value-type="float" office:value="8941500">
            <text:p>8,941,500</text:p>
          </table:table-cell>
          <table:table-cell table:style-name="ce35" office:value-type="float" office:value="9">
            <text:p>9</text:p>
          </table:table-cell>
        </table:table-row>
        <table:table-row table:style-name="ro2">
          <table:table-cell table:style-name="ce2" office:value-type="string">
            <text:p> Axel Eduardo Mantalian </text:p>
          </table:table-cell>
          <table:table-cell table:style-name="ce2" office:value-type="string">
            <text:p>axel.manta@gmail.com </text:p>
          </table:table-cell>
          <table:table-cell table:style-name="ce18" table:formula="of:=SUM([.D24:.F24])" office:value-type="float" office:value="7437">
            <text:p>7,437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6510">
            <text:p>6,510</text:p>
          </table:table-cell>
          <table:table-cell table:style-name="ce28" table:formula="of:=19500*[.D24]-500*([.E24]+[.F24])" office:value-type="float" office:value="8941500">
            <text:p>8,941,500</text:p>
          </table:table-cell>
          <table:table-cell table:style-name="ce35" office:value-type="float" office:value="9">
            <text:p>9</text:p>
          </table:table-cell>
        </table:table-row>
        <table:table-row table:style-name="ro3">
          <table:table-cell table:style-name="ce2" office:value-type="string">
            <text:p>Magdeline Perez </text:p>
          </table:table-cell>
          <table:table-cell table:style-name="ce2" office:value-type="string">
            <text:p>perezhmagdeline@gmail.com </text:p>
          </table:table-cell>
          <table:table-cell table:style-name="ce18" table:formula="of:=SUM([.D25:.F25])" office:value-type="float" office:value="7236">
            <text:p>7,236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6322">
            <text:p>6,322</text:p>
          </table:table-cell>
          <table:table-cell table:style-name="ce28" table:formula="of:=19500*[.D25]-500*([.E25]+[.F25])" office:value-type="float" office:value="8922000">
            <text:p>8,922,000</text:p>
          </table:table-cell>
          <table:table-cell table:style-name="ce35" office:value-type="float" office:value="9">
            <text:p>9</text:p>
          </table:table-cell>
        </table:table-row>
        <table:table-row table:style-name="ro2">
          <table:table-cell table:style-name="ce2" office:value-type="string">
            <text:p>Melina Paula D’Alessandro </text:p>
          </table:table-cell>
          <table:table-cell table:style-name="ce2" office:value-type="string">
            <text:p>melidalessandro@gmail.com </text:p>
          </table:table-cell>
          <table:table-cell table:style-name="ce18" table:formula="of:=SUM([.D26:.F26])" office:value-type="float" office:value="6570">
            <text:p>6,57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5682">
            <text:p>5,682</text:p>
          </table:table-cell>
          <table:table-cell table:style-name="ce28" table:formula="of:=19500*[.D26]-500*([.E26]+[.F26])" office:value-type="float" office:value="8915000">
            <text:p>8,915,000</text:p>
          </table:table-cell>
          <table:table-cell table:style-name="ce35" office:value-type="float" office:value="9">
            <text:p>9</text:p>
          </table:table-cell>
        </table:table-row>
        <table:table-row table:style-name="ro3">
          <table:table-cell table:style-name="ce2" office:value-type="string">
            <text:p>Santiago Daniel Rossi </text:p>
          </table:table-cell>
          <table:table-cell table:style-name="ce2" office:value-type="string">
            <text:p>santiagodrossi@gmail.com </text:p>
          </table:table-cell>
          <table:table-cell table:style-name="ce18" table:formula="of:=SUM([.D27:.F27])" office:value-type="float" office:value="6570">
            <text:p>6,57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5682">
            <text:p>5,682</text:p>
          </table:table-cell>
          <table:table-cell table:style-name="ce28" table:formula="of:=19500*[.D27]-500*([.E27]+[.F27])" office:value-type="float" office:value="8915000">
            <text:p>8,915,000</text:p>
          </table:table-cell>
          <table:table-cell table:style-name="ce35" office:value-type="float" office:value="9">
            <text:p>9</text:p>
          </table:table-cell>
        </table:table-row>
        <table:table-row table:style-name="ro3">
          <table:table-cell table:style-name="ce2" office:value-type="string">
            <text:p>Sebastián Steyerer </text:p>
          </table:table-cell>
          <table:table-cell table:style-name="ce2" office:value-type="string">
            <text:p>steyerer.sebastian@gmail.com </text:p>
          </table:table-cell>
          <table:table-cell table:style-name="ce18" table:formula="of:=SUM([.D28:.F28])" office:value-type="float" office:value="7459">
            <text:p>7,459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6543">
            <text:p>6,543</text:p>
          </table:table-cell>
          <table:table-cell table:style-name="ce28" table:formula="of:=19500*[.D28]-500*([.E28]+[.F28])" office:value-type="float" office:value="8910500">
            <text:p>8,910,500</text:p>
          </table:table-cell>
          <table:table-cell table:style-name="ce35" office:value-type="float" office:value="9">
            <text:p>9</text:p>
          </table:table-cell>
        </table:table-row>
        <table:table-row table:style-name="ro2">
          <table:table-cell table:style-name="ce2" office:value-type="string">
            <text:p>Sebastián Gabriel Mateo </text:p>
          </table:table-cell>
          <table:table-cell table:style-name="ce2" office:value-type="string">
            <text:p>sebastiangmateo@gmail.com </text:p>
          </table:table-cell>
          <table:table-cell table:style-name="ce18" table:formula="of:=SUM([.D29:.F29])" office:value-type="float" office:value="7459">
            <text:p>7,459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6543">
            <text:p>6,543</text:p>
          </table:table-cell>
          <table:table-cell table:style-name="ce28" table:formula="of:=19500*[.D29]-500*([.E29]+[.F29])" office:value-type="float" office:value="8910500">
            <text:p>8,910,500</text:p>
          </table:table-cell>
          <table:table-cell table:style-name="ce35" office:value-type="float" office:value="9">
            <text:p>9</text:p>
          </table:table-cell>
        </table:table-row>
        <table:table-row table:style-name="ro3">
          <table:table-cell table:style-name="ce2" office:value-type="string">
            <text:p>Florencia Florio</text:p>
          </table:table-cell>
          <table:table-cell table:style-name="ce2" office:value-type="string">
            <text:p>florioflorencia@gmail.com </text:p>
          </table:table-cell>
          <table:table-cell table:style-name="ce18" table:formula="of:=SUM([.D30:.F30])" office:value-type="float" office:value="6385">
            <text:p>6,385</text:p>
          </table:table-cell>
          <table:table-cell table:style-name="ce22" office:value-type="float" office:value="605">
            <text:p>605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5497">
            <text:p>5,497</text:p>
          </table:table-cell>
          <table:table-cell table:style-name="ce28" table:formula="of:=19500*[.D30]-500*([.E30]+[.F30])" office:value-type="float" office:value="8907500">
            <text:p>8,907,500</text:p>
          </table:table-cell>
          <table:table-cell table:style-name="ce35" office:value-type="float" office:value="9">
            <text:p>9</text:p>
          </table:table-cell>
        </table:table-row>
        <table:table-row table:style-name="ro3">
          <table:table-cell table:style-name="ce2" office:value-type="string">
            <text:p>Tatiana Badaracco</text:p>
          </table:table-cell>
          <table:table-cell table:style-name="ce2" office:value-type="string">
            <text:p>tatibadaracco@gmail.com </text:p>
          </table:table-cell>
          <table:table-cell table:style-name="ce18" table:formula="of:=SUM([.D31:.F31])" office:value-type="float" office:value="6385">
            <text:p>6,385</text:p>
          </table:table-cell>
          <table:table-cell table:style-name="ce22" office:value-type="float" office:value="605">
            <text:p>605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5497">
            <text:p>5,497</text:p>
          </table:table-cell>
          <table:table-cell table:style-name="ce28" table:formula="of:=19500*[.D31]-500*([.E31]+[.F31])" office:value-type="float" office:value="8907500">
            <text:p>8,907,500</text:p>
          </table:table-cell>
          <table:table-cell table:style-name="ce35" office:value-type="float" office:value="9">
            <text:p>9</text:p>
          </table:table-cell>
        </table:table-row>
        <table:table-row table:style-name="ro3">
          <table:table-cell table:style-name="ce2" office:value-type="string">
            <text:p>Vanesa Copa </text:p>
          </table:table-cell>
          <table:table-cell table:style-name="ce2" office:value-type="string">
            <text:p>vanesajc2@gmail.com </text:p>
          </table:table-cell>
          <table:table-cell table:style-name="ce18" table:formula="of:=SUM([.D32:.F32])" office:value-type="float" office:value="5536">
            <text:p>5,536</text:p>
          </table:table-cell>
          <table:table-cell table:style-name="ce22" office:value-type="float" office:value="583">
            <text:p>583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4691">
            <text:p>4,691</text:p>
          </table:table-cell>
          <table:table-cell table:style-name="ce28" table:formula="of:=19500*[.D32]-500*([.E32]+[.F32])" office:value-type="float" office:value="8892000">
            <text:p>8,892,000</text:p>
          </table:table-cell>
          <table:table-cell table:style-name="ce35" office:value-type="float" office:value="8">
            <text:p>8</text:p>
          </table:table-cell>
        </table:table-row>
        <table:table-row table:style-name="ro3">
          <table:table-cell table:style-name="ce5" office:value-type="string">
            <text:p>Luis Velázquez </text:p>
          </table:table-cell>
          <table:table-cell table:style-name="ce2" office:value-type="string">
            <text:p>luisvelazquezperta@gmail.com </text:p>
          </table:table-cell>
          <table:table-cell table:style-name="ce18" table:formula="of:=SUM([.D33:.F33])" office:value-type="float" office:value="5536">
            <text:p>5,536</text:p>
          </table:table-cell>
          <table:table-cell table:style-name="ce22" office:value-type="float" office:value="583">
            <text:p>583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4691">
            <text:p>4,691</text:p>
          </table:table-cell>
          <table:table-cell table:style-name="ce28" table:formula="of:=19500*[.D33]-500*([.E33]+[.F33])" office:value-type="float" office:value="8892000">
            <text:p>8,892,000</text:p>
          </table:table-cell>
          <table:table-cell table:style-name="ce35" office:value-type="float" office:value="8">
            <text:p>8</text:p>
          </table:table-cell>
        </table:table-row>
        <table:table-row table:style-name="ro3">
          <table:table-cell table:style-name="ce2" office:value-type="string">
            <text:p>Juan Marchese</text:p>
          </table:table-cell>
          <table:table-cell table:style-name="ce2" office:value-type="string">
            <text:p>juanmarchese@gmail.com </text:p>
          </table:table-cell>
          <table:table-cell table:style-name="ce18" table:formula="of:=SUM([.D34:.F34])" office:value-type="float" office:value="7141">
            <text:p>7,141</text:p>
          </table:table-cell>
          <table:table-cell table:style-name="ce22" office:value-type="float" office:value="623">
            <text:p>623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6239">
            <text:p>6,239</text:p>
          </table:table-cell>
          <table:table-cell table:style-name="ce28" table:formula="of:=19500*[.D34]-500*([.E34]+[.F34])" office:value-type="float" office:value="8889500">
            <text:p>8,889,500</text:p>
          </table:table-cell>
          <table:table-cell table:style-name="ce35" office:value-type="float" office:value="8">
            <text:p>8</text:p>
          </table:table-cell>
        </table:table-row>
        <table:table-row table:style-name="ro3">
          <table:table-cell table:style-name="ce2" office:value-type="string">
            <text:p>Ramón Llorente</text:p>
          </table:table-cell>
          <table:table-cell table:style-name="ce2" office:value-type="string">
            <text:p>ramonbllorente@gmail.com </text:p>
          </table:table-cell>
          <table:table-cell table:style-name="ce18" table:formula="of:=SUM([.D35:.F35])" office:value-type="float" office:value="7141">
            <text:p>7,141</text:p>
          </table:table-cell>
          <table:table-cell table:style-name="ce22" office:value-type="float" office:value="623">
            <text:p>623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6239">
            <text:p>6,239</text:p>
          </table:table-cell>
          <table:table-cell table:style-name="ce28" table:formula="of:=19500*[.D35]-500*([.E35]+[.F35])" office:value-type="float" office:value="8889500">
            <text:p>8,889,500</text:p>
          </table:table-cell>
          <table:table-cell table:style-name="ce35" office:value-type="float" office:value="8">
            <text:p>8</text:p>
          </table:table-cell>
        </table:table-row>
        <table:table-row table:style-name="ro2">
          <table:table-cell table:style-name="ce2" office:value-type="string">
            <text:p>Daniel Jesus Caicedo Contreras </text:p>
          </table:table-cell>
          <table:table-cell table:style-name="ce2" office:value-type="string">
            <text:p>djcc710@gmail.com </text:p>
          </table:table-cell>
          <table:table-cell table:style-name="ce18" table:formula="of:=SUM([.D36:.F36])" office:value-type="float" office:value="6892">
            <text:p>6,892</text:p>
          </table:table-cell>
          <table:table-cell table:style-name="ce22" office:value-type="float" office:value="616">
            <text:p>616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5994">
            <text:p>5,994</text:p>
          </table:table-cell>
          <table:table-cell table:style-name="ce28" table:formula="of:=19500*[.D36]-500*([.E36]+[.F36])" office:value-type="float" office:value="8874000">
            <text:p>8,874,000</text:p>
          </table:table-cell>
          <table:table-cell table:style-name="ce35" office:value-type="float" office:value="8">
            <text:p>8</text:p>
          </table:table-cell>
        </table:table-row>
        <table:table-row table:style-name="ro2">
          <table:table-cell table:style-name="ce2" office:value-type="string">
            <text:p>Miguel Alejandro Guerrero Hernandez </text:p>
          </table:table-cell>
          <table:table-cell table:style-name="ce2" office:value-type="string">
            <text:p>miguelgh72@gmail.com </text:p>
          </table:table-cell>
          <table:table-cell table:style-name="ce18" table:formula="of:=SUM([.D37:.F37])" office:value-type="float" office:value="6892">
            <text:p>6,892</text:p>
          </table:table-cell>
          <table:table-cell table:style-name="ce22" office:value-type="float" office:value="616">
            <text:p>616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5994">
            <text:p>5,994</text:p>
          </table:table-cell>
          <table:table-cell table:style-name="ce28" table:formula="of:=19500*[.D37]-500*([.E37]+[.F37])" office:value-type="float" office:value="8874000">
            <text:p>8,874,000</text:p>
          </table:table-cell>
          <table:table-cell table:style-name="ce35" office:value-type="float" office:value="8">
            <text:p>8</text:p>
          </table:table-cell>
        </table:table-row>
        <table:table-row table:style-name="ro3">
          <table:table-cell table:style-name="ce2" office:value-type="string">
            <text:p>Christian Jorge Marcusa </text:p>
          </table:table-cell>
          <table:table-cell table:style-name="ce2" office:value-type="string">
            <text:p>chaitooler@gmail.com </text:p>
          </table:table-cell>
          <table:table-cell table:style-name="ce18" table:formula="of:=SUM([.D38:.F38])" office:value-type="float" office:value="7109">
            <text:p>7,109</text:p>
          </table:table-cell>
          <table:table-cell table:style-name="ce22" office:value-type="float" office:value="621">
            <text:p>621</text:p>
          </table:table-cell>
          <table:table-cell table:style-name="ce22" office:value-type="float" office:value="288">
            <text:p>288</text:p>
          </table:table-cell>
          <table:table-cell table:style-name="ce22" office:value-type="float" office:value="6200">
            <text:p>6,200</text:p>
          </table:table-cell>
          <table:table-cell table:style-name="ce28" table:formula="of:=19500*[.D38]-500*([.E38]+[.F38])" office:value-type="float" office:value="8865500">
            <text:p>8,865,500</text:p>
          </table:table-cell>
          <table:table-cell table:style-name="ce35" office:value-type="float" office:value="8">
            <text:p>8</text:p>
          </table:table-cell>
        </table:table-row>
        <table:table-row table:style-name="ro3">
          <table:table-cell table:style-name="ce3" office:value-type="string">
            <text:p>Emiliano Beltrame</text:p>
          </table:table-cell>
          <table:table-cell table:style-name="ce2" office:value-type="string">
            <text:p>beltrame.emiliano@gmail.com</text:p>
          </table:table-cell>
          <table:table-cell table:style-name="ce18" table:formula="of:=SUM([.D39:.F39])" office:value-type="float" office:value="6678">
            <text:p>6,678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5787">
            <text:p>5,787</text:p>
          </table:table-cell>
          <table:table-cell table:style-name="ce28" table:formula="of:=19500*[.D39]-500*([.E39]+[.F39])" office:value-type="float" office:value="8861000">
            <text:p>8,861,000</text:p>
          </table:table-cell>
          <table:table-cell table:style-name="ce35" office:value-type="float" office:value="8">
            <text:p>8</text:p>
          </table:table-cell>
        </table:table-row>
        <table:table-row table:style-name="ro3">
          <table:table-cell table:style-name="ce3" office:value-type="string">
            <text:p>Martin Castro</text:p>
          </table:table-cell>
          <table:table-cell table:style-name="ce2" office:value-type="string">
            <text:p>martin.castro151190@gmail.com </text:p>
          </table:table-cell>
          <table:table-cell table:style-name="ce18" table:formula="of:=SUM([.D40:.F40])" office:value-type="float" office:value="6678">
            <text:p>6,678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5787">
            <text:p>5,787</text:p>
          </table:table-cell>
          <table:table-cell table:style-name="ce28" table:formula="of:=19500*[.D40]-500*([.E40]+[.F40])" office:value-type="float" office:value="8861000">
            <text:p>8,861,000</text:p>
          </table:table-cell>
          <table:table-cell table:style-name="ce35" office:value-type="float" office:value="8">
            <text:p>8</text:p>
          </table:table-cell>
        </table:table-row>
        <table:table-row table:style-name="ro3">
          <table:table-cell table:style-name="ce2" office:value-type="string">
            <text:p>Monica Fabbro</text:p>
          </table:table-cell>
          <table:table-cell table:style-name="ce2" office:value-type="string">
            <text:p>mcff23@gmail.com </text:p>
          </table:table-cell>
          <table:table-cell table:style-name="ce18" table:formula="of:=SUM([.D41:.F41])" office:value-type="float" office:value="6449">
            <text:p>6,449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5576">
            <text:p>5,576</text:p>
          </table:table-cell>
          <table:table-cell table:style-name="ce28" table:formula="of:=19500*[.D41]-500*([.E41]+[.F41])" office:value-type="float" office:value="8855500">
            <text:p>8,855,500</text:p>
          </table:table-cell>
          <table:table-cell table:style-name="ce35" office:value-type="float" office:value="8">
            <text:p>8</text:p>
          </table:table-cell>
        </table:table-row>
        <table:table-row table:style-name="ro3">
          <table:table-cell table:style-name="ce2" office:value-type="string">
            <text:p>Catherine Cruz Pinzon</text:p>
          </table:table-cell>
          <table:table-cell table:style-name="ce2" office:value-type="string">
            <text:p>catherine.crp@gmail.com </text:p>
          </table:table-cell>
          <table:table-cell table:style-name="ce18" table:formula="of:=SUM([.D42:.F42])" office:value-type="float" office:value="6449">
            <text:p>6,449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5576">
            <text:p>5,576</text:p>
          </table:table-cell>
          <table:table-cell table:style-name="ce28" table:formula="of:=19500*[.D42]-500*([.E42]+[.F42])" office:value-type="float" office:value="8855500">
            <text:p>8,855,500</text:p>
          </table:table-cell>
          <table:table-cell table:style-name="ce35" office:value-type="float" office:value="8">
            <text:p>8</text:p>
          </table:table-cell>
        </table:table-row>
        <table:table-row table:style-name="ro3">
          <table:table-cell table:style-name="ce2" office:value-type="string">
            <text:p>Ruben Lopez Lam</text:p>
          </table:table-cell>
          <table:table-cell table:style-name="ce2" office:value-type="string">
            <text:p>ruben.lopez.lam@gmail.com </text:p>
          </table:table-cell>
          <table:table-cell table:style-name="ce18" table:formula="of:=SUM([.D43:.F43])" office:value-type="float" office:value="7842">
            <text:p>7,842</text:p>
          </table:table-cell>
          <table:table-cell table:style-name="ce22" office:value-type="float" office:value="637">
            <text:p>637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6915">
            <text:p>6,915</text:p>
          </table:table-cell>
          <table:table-cell table:style-name="ce28" table:formula="of:=19500*[.D43]-500*([.E43]+[.F43])" office:value-type="float" office:value="8819000">
            <text:p>8,819,000</text:p>
          </table:table-cell>
          <table:table-cell table:style-name="ce35" office:value-type="float" office:value="8">
            <text:p>8</text:p>
          </table:table-cell>
        </table:table-row>
        <table:table-row table:style-name="ro3">
          <table:table-cell table:style-name="ce5" office:value-type="string">
            <text:p>Barbara Sidoruk</text:p>
          </table:table-cell>
          <table:table-cell table:style-name="ce2" office:value-type="string">
            <text:p>basidoruk@gmail.com </text:p>
          </table:table-cell>
          <table:table-cell table:style-name="ce18" table:formula="of:=SUM([.D44:.F44])" office:value-type="float" office:value="7842">
            <text:p>7,842</text:p>
          </table:table-cell>
          <table:table-cell table:style-name="ce22" office:value-type="float" office:value="637">
            <text:p>637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6915">
            <text:p>6,915</text:p>
          </table:table-cell>
          <table:table-cell table:style-name="ce28" table:formula="of:=19500*[.D44]-500*([.E44]+[.F44])" office:value-type="float" office:value="8819000">
            <text:p>8,819,000</text:p>
          </table:table-cell>
          <table:table-cell table:style-name="ce35" office:value-type="float" office:value="8">
            <text:p>8</text:p>
          </table:table-cell>
        </table:table-row>
        <table:table-row table:style-name="ro3">
          <table:table-cell table:style-name="ce2" office:value-type="string">
            <text:p>Jessica Parodi</text:p>
          </table:table-cell>
          <table:table-cell table:style-name="ce2" office:value-type="string">
            <text:p>japarodi7@gmail.com </text:p>
          </table:table-cell>
          <table:table-cell table:style-name="ce18" table:formula="of:=SUM([.D45:.F45])" office:value-type="float" office:value="6951">
            <text:p>6,951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6057">
            <text:p>6,057</text:p>
          </table:table-cell>
          <table:table-cell table:style-name="ce28" table:formula="of:=19500*[.D45]-500*([.E45]+[.F45])" office:value-type="float" office:value="8784500">
            <text:p>8,784,500</text:p>
          </table:table-cell>
          <table:table-cell table:style-name="ce35" office:value-type="float" office:value="8">
            <text:p>8</text:p>
          </table:table-cell>
        </table:table-row>
        <table:table-row table:style-name="ro3">
          <table:table-cell table:style-name="ce2" office:value-type="string">
            <text:p>Federico Tomás Poncio </text:p>
          </table:table-cell>
          <table:table-cell table:style-name="ce2" office:value-type="string">
            <text:p>federicoponcio@hotmail.com </text:p>
          </table:table-cell>
          <table:table-cell table:style-name="ce18" table:formula="of:=SUM([.D46:.F46])" office:value-type="float" office:value="5438">
            <text:p>5,438</text:p>
          </table:table-cell>
          <table:table-cell table:style-name="ce22" office:value-type="float" office:value="574">
            <text:p>574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4609">
            <text:p>4,609</text:p>
          </table:table-cell>
          <table:table-cell table:style-name="ce28" table:formula="of:=19500*[.D46]-500*([.E46]+[.F46])" office:value-type="float" office:value="8761000">
            <text:p>8,761,000</text:p>
          </table:table-cell>
          <table:table-cell table:style-name="ce35" office:value-type="float" office:value="8">
            <text:p>8</text:p>
          </table:table-cell>
        </table:table-row>
        <table:table-row table:style-name="ro3">
          <table:table-cell table:style-name="ce2" office:value-type="string">
            <text:p>Tomás Ariel D'Amelio </text:p>
          </table:table-cell>
          <table:table-cell table:style-name="ce2" office:value-type="string">
            <text:p>dameliotomas@gmail.com </text:p>
          </table:table-cell>
          <table:table-cell table:style-name="ce18" table:formula="of:=SUM([.D47:.F47])" office:value-type="float" office:value="5438">
            <text:p>5,438</text:p>
          </table:table-cell>
          <table:table-cell table:style-name="ce22" office:value-type="float" office:value="574">
            <text:p>574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4609">
            <text:p>4,609</text:p>
          </table:table-cell>
          <table:table-cell table:style-name="ce28" table:formula="of:=19500*[.D47]-500*([.E47]+[.F47])" office:value-type="float" office:value="8761000">
            <text:p>8,761,000</text:p>
          </table:table-cell>
          <table:table-cell table:style-name="ce34" office:value-type="float" office:value="8">
            <text:p>8</text:p>
          </table:table-cell>
        </table:table-row>
        <table:table-row table:style-name="ro5">
          <table:table-cell table:style-name="ce6" office:value-type="string" table:number-columns-spanned="2" table:number-rows-spanned="1">
            <text:p>linea de muerte Original UBA</text:p>
          </table:table-cell>
          <table:covered-table-cell table:style-name="ce15"/>
          <table:table-cell table:style-name="ce21" table:formula="of:=SUM([.D48:.F48])" office:value-type="float" office:value="7312">
            <text:p>7,312</text:p>
          </table:table-cell>
          <table:table-cell table:style-name="ce26" office:value-type="float" office:value="620">
            <text:p>620</text:p>
          </table:table-cell>
          <table:table-cell table:style-name="ce26" office:value-type="float" office:value="283">
            <text:p>283</text:p>
          </table:table-cell>
          <table:table-cell table:style-name="ce26" office:value-type="float" office:value="6409">
            <text:p>6,409</text:p>
          </table:table-cell>
          <table:table-cell table:style-name="ce26" table:formula="of:=19500*[.D48]-500*([.E48]+[.F48])" office:value-type="float" office:value="8744000">
            <text:p>8,744,000</text:p>
          </table:table-cell>
          <table:table-cell table:style-name="ce6"/>
        </table:table-row>
        <table:table-row table:style-name="ro3">
          <table:table-cell table:style-name="ce7" office:value-type="string">
            <text:p>Santiago Gutierrez</text:p>
          </table:table-cell>
          <table:table-cell table:style-name="ce8" office:value-type="string">
            <text:p>santiagoguti3@gmail.com </text:p>
          </table:table-cell>
          <table:table-cell table:style-name="ce20" table:formula="of:=SUM([.D49:.F49])" office:value-type="float" office:value="6190">
            <text:p>6,190</text:p>
          </table:table-cell>
          <table:table-cell table:style-name="ce22" office:value-type="float" office:value="591">
            <text:p>591</text:p>
          </table:table-cell>
          <table:table-cell table:style-name="ce22" office:value-type="float" office:value="267">
            <text:p>267</text:p>
          </table:table-cell>
          <table:table-cell table:style-name="ce22" office:value-type="float" office:value="5332">
            <text:p>5,332</text:p>
          </table:table-cell>
          <table:table-cell table:style-name="ce22" table:formula="of:=19500*[.D49]-500*([.E49]+[.F49])" office:value-type="float" office:value="8725000">
            <text:p>8,725,000</text:p>
          </table:table-cell>
          <table:table-cell table:style-name="ce36" office:value-type="float" office:value="7">
            <text:p>7</text:p>
          </table:table-cell>
        </table:table-row>
        <table:table-row table:style-name="ro3">
          <table:table-cell table:style-name="ce8" office:value-type="string">
            <text:p>Tomás Reneboldi</text:p>
          </table:table-cell>
          <table:table-cell table:style-name="ce8" office:value-type="string">
            <text:p>tomasrene@gmail.com </text:p>
          </table:table-cell>
          <table:table-cell table:style-name="ce20" table:formula="of:=SUM([.D50:.F50])" office:value-type="float" office:value="6190">
            <text:p>6,190</text:p>
          </table:table-cell>
          <table:table-cell table:style-name="ce22" office:value-type="float" office:value="591">
            <text:p>591</text:p>
          </table:table-cell>
          <table:table-cell table:style-name="ce22" office:value-type="float" office:value="267">
            <text:p>267</text:p>
          </table:table-cell>
          <table:table-cell table:style-name="ce22" office:value-type="float" office:value="5332">
            <text:p>5,332</text:p>
          </table:table-cell>
          <table:table-cell table:style-name="ce22" table:formula="of:=19500*[.D50]-500*([.E50]+[.F50])" office:value-type="float" office:value="8725000">
            <text:p>8,725,000</text:p>
          </table:table-cell>
          <table:table-cell table:style-name="ce36" office:value-type="float" office:value="7">
            <text:p>7</text:p>
          </table:table-cell>
        </table:table-row>
        <table:table-row table:style-name="ro2">
          <table:table-cell table:style-name="ce2" office:value-type="string">
            <text:p>Juan Sebastián Frittaoni </text:p>
          </table:table-cell>
          <table:table-cell table:style-name="ce2" office:value-type="string">
            <text:p>sfrittaoni@gmail.com </text:p>
          </table:table-cell>
          <table:table-cell table:style-name="ce18" table:formula="of:=SUM([.D51:.F51])" office:value-type="float" office:value="7386">
            <text:p>7,386</text:p>
          </table:table-cell>
          <table:table-cell table:style-name="ce24" office:value-type="float" office:value="620">
            <text:p>620</text:p>
          </table:table-cell>
          <table:table-cell table:style-name="ce24" office:value-type="float" office:value="285">
            <text:p>285</text:p>
          </table:table-cell>
          <table:table-cell table:style-name="ce24" office:value-type="float" office:value="6481">
            <text:p>6,481</text:p>
          </table:table-cell>
          <table:table-cell table:style-name="ce23" table:formula="of:=19500*[.D51]-500*([.E51]+[.F51])" office:value-type="float" office:value="8707000">
            <text:p>8,707,000</text:p>
          </table:table-cell>
          <table:table-cell table:style-name="ce31" office:value-type="float" office:value="7">
            <text:p>7</text:p>
          </table:table-cell>
        </table:table-row>
        <table:table-row table:style-name="ro3">
          <table:table-cell table:style-name="ce2" office:value-type="string">
            <text:p>Fernando Véliz </text:p>
          </table:table-cell>
          <table:table-cell table:style-name="ce2" office:value-type="string">
            <text:p>fveliz86@gmail.com </text:p>
          </table:table-cell>
          <table:table-cell table:style-name="ce18" table:formula="of:=SUM([.D52:.F52])" office:value-type="float" office:value="7386">
            <text:p>7,386</text:p>
          </table:table-cell>
          <table:table-cell table:style-name="ce24" office:value-type="float" office:value="620">
            <text:p>620</text:p>
          </table:table-cell>
          <table:table-cell table:style-name="ce24" office:value-type="float" office:value="285">
            <text:p>285</text:p>
          </table:table-cell>
          <table:table-cell table:style-name="ce24" office:value-type="float" office:value="6481">
            <text:p>6,481</text:p>
          </table:table-cell>
          <table:table-cell table:style-name="ce23" table:formula="of:=19500*[.D52]-500*([.E52]+[.F52])" office:value-type="float" office:value="8707000">
            <text:p>8,707,000</text:p>
          </table:table-cell>
          <table:table-cell table:style-name="ce37" office:value-type="float" office:value="7">
            <text:p>7</text:p>
          </table:table-cell>
        </table:table-row>
        <table:table-row table:style-name="ro3">
          <table:table-cell table:style-name="ce2" office:value-type="string">
            <text:p>Tomas Marcos</text:p>
          </table:table-cell>
          <table:table-cell table:style-name="ce2" office:value-type="string">
            <text:p>m.tomasmarcos@gmail.com </text:p>
          </table:table-cell>
          <table:table-cell table:style-name="ce18" table:formula="of:=SUM([.D53:.F53])" office:value-type="float" office:value="8038">
            <text:p>8,038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536">
            <text:p>536</text:p>
          </table:table-cell>
          <table:table-cell table:style-name="ce22" office:value-type="float" office:value="6868">
            <text:p>6,868</text:p>
          </table:table-cell>
          <table:table-cell table:style-name="ce28" table:formula="of:=19500*[.D53]-500*([.E53]+[.F53])" office:value-type="float" office:value="8661000">
            <text:p>8,661,000</text:p>
          </table:table-cell>
          <table:table-cell table:style-name="ce37" office:value-type="float" office:value="6">
            <text:p>6</text:p>
          </table:table-cell>
        </table:table-row>
        <table:table-row table:style-name="ro3">
          <table:table-cell table:style-name="ce2" office:value-type="string">
            <text:p>Julian Cabana</text:p>
          </table:table-cell>
          <table:table-cell table:style-name="ce2" office:value-type="string">
            <text:p>juliankab@gmail.com </text:p>
          </table:table-cell>
          <table:table-cell table:style-name="ce18" table:formula="of:=SUM([.D54:.F54])" office:value-type="float" office:value="8038">
            <text:p>8,038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536">
            <text:p>536</text:p>
          </table:table-cell>
          <table:table-cell table:style-name="ce22" office:value-type="float" office:value="6868">
            <text:p>6,868</text:p>
          </table:table-cell>
          <table:table-cell table:style-name="ce28" table:formula="of:=19500*[.D54]-500*([.E54]+[.F54])" office:value-type="float" office:value="8661000">
            <text:p>8,661,000</text:p>
          </table:table-cell>
          <table:table-cell table:style-name="ce37" office:value-type="float" office:value="6">
            <text:p>6</text:p>
          </table:table-cell>
        </table:table-row>
        <table:table-row table:style-name="ro6">
          <table:table-cell table:style-name="ce9" office:value-type="string" table:number-columns-spanned="2" table:number-rows-spanned="1">
            <text:p>Linea de Muerte <text:s/>generosa</text:p>
          </table:table-cell>
          <table:covered-table-cell table:style-name="ce16"/>
          <table:table-cell table:style-name="ce21"/>
          <table:table-cell table:style-name="ce26" table:number-columns-repeated="3"/>
          <table:table-cell table:style-name="ce26" office:value-type="float" office:value="8600000">
            <text:p>8,600,000</text:p>
          </table:table-cell>
          <table:table-cell table:style-name="ce38"/>
        </table:table-row>
        <table:table-row table:style-name="ro3">
          <table:table-cell table:style-name="ce2" office:value-type="string">
            <text:p>Nicolas Subotovsky </text:p>
          </table:table-cell>
          <table:table-cell table:style-name="ce2" office:value-type="string">
            <text:p>n.subotovsky@gmail.com </text:p>
          </table:table-cell>
          <table:table-cell table:style-name="ce18" table:formula="of:=SUM([.D56:.F56])" office:value-type="float" office:value="6506">
            <text:p>6,506</text:p>
          </table:table-cell>
          <table:table-cell table:style-name="ce24" office:value-type="float" office:value="590">
            <text:p>590</text:p>
          </table:table-cell>
          <table:table-cell table:style-name="ce24" office:value-type="float" office:value="269">
            <text:p>269</text:p>
          </table:table-cell>
          <table:table-cell table:style-name="ce24" office:value-type="float" office:value="5647">
            <text:p>5,647</text:p>
          </table:table-cell>
          <table:table-cell table:style-name="ce23" table:formula="of:=19500*[.D56]-500*([.E56]+[.F56])" office:value-type="float" office:value="8547000">
            <text:p>8,547,000</text:p>
          </table:table-cell>
          <table:table-cell table:style-name="ce31" office:value-type="string">
            <text:p>R</text:p>
          </table:table-cell>
        </table:table-row>
        <table:table-row table:style-name="ro2">
          <table:table-cell table:style-name="ce2" office:value-type="string">
            <text:p>Gastón Emanuel <text:s/>Martinez</text:p>
          </table:table-cell>
          <table:table-cell table:style-name="ce2" office:value-type="string">
            <text:p>soygaston91@gmail.com </text:p>
          </table:table-cell>
          <table:table-cell table:style-name="ce18" table:formula="of:=SUM([.D57:.F57])" office:value-type="float" office:value="7248">
            <text:p>7,248</text:p>
          </table:table-cell>
          <table:table-cell table:style-name="ce22" office:value-type="float" office:value="608">
            <text:p>608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6359">
            <text:p>6,359</text:p>
          </table:table-cell>
          <table:table-cell table:style-name="ce28" table:formula="of:=19500*[.D57]-500*([.E57]+[.F57])" office:value-type="float" office:value="8536000">
            <text:p>8,536,000</text:p>
          </table:table-cell>
          <table:table-cell table:style-name="ce31" office:value-type="string">
            <text:p>R</text:p>
          </table:table-cell>
        </table:table-row>
        <table:table-row table:style-name="ro3">
          <table:table-cell table:style-name="ce2" office:value-type="string">
            <text:p>Carlos Damian Zilli</text:p>
          </table:table-cell>
          <table:table-cell table:style-name="ce2" office:value-type="string">
            <text:p>cdzilli@gmail.com </text:p>
          </table:table-cell>
          <table:table-cell table:style-name="ce18" table:formula="of:=SUM([.D58:.F58])" office:value-type="float" office:value="7248">
            <text:p>7,248</text:p>
          </table:table-cell>
          <table:table-cell table:style-name="ce22" office:value-type="float" office:value="608">
            <text:p>608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6359">
            <text:p>6,359</text:p>
          </table:table-cell>
          <table:table-cell table:style-name="ce28" table:formula="of:=19500*[.D58]-500*([.E58]+[.F58])" office:value-type="float" office:value="8536000">
            <text:p>8,536,000</text:p>
          </table:table-cell>
          <table:table-cell table:style-name="ce31" office:value-type="string">
            <text:p>R</text:p>
          </table:table-cell>
        </table:table-row>
        <table:table-row table:style-name="ro3">
          <table:table-cell table:style-name="ce2" office:value-type="string">
            <text:p>Nancy Beatriz Andrioli</text:p>
          </table:table-cell>
          <table:table-cell table:style-name="ce2" office:value-type="string">
            <text:p>nancyandrioli@gmail.com </text:p>
          </table:table-cell>
          <table:table-cell table:style-name="ce18" table:formula="of:=SUM([.D59:.F59])" office:value-type="float" office:value="7381">
            <text:p>7,381</text:p>
          </table:table-cell>
          <table:table-cell table:style-name="ce24" office:value-type="float" office:value="610">
            <text:p>610</text:p>
          </table:table-cell>
          <table:table-cell table:style-name="ce24" office:value-type="float" office:value="276">
            <text:p>276</text:p>
          </table:table-cell>
          <table:table-cell table:style-name="ce24" office:value-type="float" office:value="6495">
            <text:p>6,495</text:p>
          </table:table-cell>
          <table:table-cell table:style-name="ce23" table:formula="of:=19500*[.D59]-500*([.E59]+[.F59])" office:value-type="float" office:value="8509500">
            <text:p>8,509,500</text:p>
          </table:table-cell>
          <table:table-cell table:style-name="ce31" office:value-type="string">
            <text:p>R</text:p>
          </table:table-cell>
        </table:table-row>
        <table:table-row table:style-name="ro3">
          <table:table-cell table:style-name="ce2" office:value-type="string">
            <text:p>Silvina Analía Monti</text:p>
          </table:table-cell>
          <table:table-cell table:style-name="ce2" office:value-type="string">
            <text:p>silmonti83@gmail.com </text:p>
          </table:table-cell>
          <table:table-cell table:style-name="ce18" table:formula="of:=SUM([.D60:.F60])" office:value-type="float" office:value="7381">
            <text:p>7,381</text:p>
          </table:table-cell>
          <table:table-cell table:style-name="ce24" office:value-type="float" office:value="610">
            <text:p>610</text:p>
          </table:table-cell>
          <table:table-cell table:style-name="ce24" office:value-type="float" office:value="276">
            <text:p>276</text:p>
          </table:table-cell>
          <table:table-cell table:style-name="ce24" office:value-type="float" office:value="6495">
            <text:p>6,495</text:p>
          </table:table-cell>
          <table:table-cell table:style-name="ce23" table:formula="of:=19500*[.D60]-500*([.E60]+[.F60])" office:value-type="float" office:value="8509500">
            <text:p>8,509,500</text:p>
          </table:table-cell>
          <table:table-cell table:style-name="ce31" office:value-type="string">
            <text:p>R</text:p>
          </table:table-cell>
        </table:table-row>
        <table:table-row table:style-name="ro3">
          <table:table-cell table:style-name="ce2" office:value-type="string">
            <text:p>Juan Jose Iguaran </text:p>
          </table:table-cell>
          <table:table-cell table:style-name="ce2" office:value-type="string">
            <text:p>juanjose_if3@hotmail.com </text:p>
          </table:table-cell>
          <table:table-cell table:style-name="ce18" table:formula="of:=SUM([.D61:.F61])" office:value-type="float" office:value="7405">
            <text:p>7,405</text:p>
          </table:table-cell>
          <table:table-cell table:style-name="ce24" office:value-type="float" office:value="603">
            <text:p>603</text:p>
          </table:table-cell>
          <table:table-cell table:style-name="ce24" office:value-type="float" office:value="277">
            <text:p>277</text:p>
          </table:table-cell>
          <table:table-cell table:style-name="ce24" office:value-type="float" office:value="6525">
            <text:p>6,525</text:p>
          </table:table-cell>
          <table:table-cell table:style-name="ce23" table:formula="of:=19500*[.D61]-500*([.E61]+[.F61])" office:value-type="float" office:value="8357500">
            <text:p>8,357,500</text:p>
          </table:table-cell>
          <table:table-cell table:style-name="ce31" office:value-type="string">
            <text:p>R</text:p>
          </table:table-cell>
        </table:table-row>
        <table:table-row table:style-name="ro3">
          <table:table-cell table:style-name="ce2" office:value-type="string">
            <text:p>Rodrigo Mauriño </text:p>
          </table:table-cell>
          <table:table-cell table:style-name="ce2" office:value-type="string">
            <text:p>rodrigomaurino@hotmail.com </text:p>
          </table:table-cell>
          <table:table-cell table:style-name="ce18" table:formula="of:=SUM([.D62:.F62])" office:value-type="float" office:value="7405">
            <text:p>7,405</text:p>
          </table:table-cell>
          <table:table-cell table:style-name="ce24" office:value-type="float" office:value="603">
            <text:p>603</text:p>
          </table:table-cell>
          <table:table-cell table:style-name="ce24" office:value-type="float" office:value="277">
            <text:p>277</text:p>
          </table:table-cell>
          <table:table-cell table:style-name="ce24" office:value-type="float" office:value="6525">
            <text:p>6,525</text:p>
          </table:table-cell>
          <table:table-cell table:style-name="ce23" table:formula="of:=19500*[.D62]-500*([.E62]+[.F62])" office:value-type="float" office:value="8357500">
            <text:p>8,357,500</text:p>
          </table:table-cell>
          <table:table-cell table:style-name="ce31" office:value-type="string">
            <text:p>R</text:p>
          </table:table-cell>
        </table:table-row>
        <table:table-row table:style-name="ro7">
          <table:table-cell table:style-name="ce10"/>
          <table:table-cell table:number-columns-repeated="2"/>
          <table:table-cell table:style-name="ce27" table:number-columns-repeated="4"/>
          <table:table-cell/>
        </table:table-row>
        <table:table-row table:style-name="ro7">
          <table:table-cell table:style-name="ce11"/>
          <table:table-cell table:number-columns-repeated="2"/>
          <table:table-cell table:style-name="ce27" table:number-columns-repeated="3"/>
          <table:table-cell table:style-name="ce29"/>
          <table:table-cell/>
        </table:table-row>
        <table:table-row table:style-name="ro7" table:number-rows-repeated="5">
          <table:table-cell table:style-name="ce10"/>
          <table:table-cell table:number-columns-repeated="7"/>
        </table:table-row>
        <table:table-row table:style-name="ro7">
          <table:table-cell table:style-name="ce11"/>
          <table:table-cell table:number-columns-repeated="7"/>
        </table:table-row>
        <table:table-row table:style-name="ro7" table:number-rows-repeated="7">
          <table:table-cell table:style-name="ce10"/>
          <table:table-cell table:number-columns-repeated="7"/>
        </table:table-row>
        <table:table-row table:style-name="ro7">
          <table:table-cell table:style-name="ce12"/>
          <table:table-cell table:number-columns-repeated="7"/>
        </table:table-row>
        <table:table-row table:style-name="ro7" table:number-rows-repeated="2">
          <table:table-cell table:style-name="ce10"/>
          <table:table-cell table:number-columns-repeated="7"/>
        </table:table-row>
        <table:table-row table:style-name="ro7">
          <table:table-cell table:style-name="ce11"/>
          <table:table-cell table:number-columns-repeated="7"/>
        </table:table-row>
        <table:table-row table:style-name="ro7" table:number-rows-repeated="5">
          <table:table-cell table:style-name="ce10"/>
          <table:table-cell table:number-columns-repeated="7"/>
        </table:table-row>
        <table:table-row table:style-name="ro7">
          <table:table-cell table:style-name="ce11"/>
          <table:table-cell table:number-columns-repeated="7"/>
        </table:table-row>
        <table:table-row table:style-name="ro7" table:number-rows-repeated="3">
          <table:table-cell table:style-name="ce10"/>
          <table:table-cell table:number-columns-repeated="7"/>
        </table:table-row>
        <table:table-row table:style-name="ro7">
          <table:table-cell table:style-name="ce11"/>
          <table:table-cell table:number-columns-repeated="7"/>
        </table:table-row>
        <table:table-row table:style-name="ro7" table:number-rows-repeated="5">
          <table:table-cell table:style-name="ce10"/>
          <table:table-cell table:number-columns-repeated="7"/>
        </table:table-row>
        <table:table-row table:style-name="ro7">
          <table:table-cell table:style-name="ce11"/>
          <table:table-cell table:number-columns-repeated="7"/>
        </table:table-row>
        <table:table-row table:style-name="ro7" table:number-rows-repeated="3">
          <table:table-cell table:style-name="ce10"/>
          <table:table-cell table:number-columns-repeated="7"/>
        </table:table-row>
        <table:table-row table:style-name="ro7">
          <table:table-cell table:style-name="ce11"/>
          <table:table-cell table:number-columns-repeated="7"/>
        </table:table-row>
        <table:table-row table:style-name="ro7" table:number-rows-repeated="4">
          <table:table-cell table:style-name="ce10"/>
          <table:table-cell table:number-columns-repeated="7"/>
        </table:table-row>
        <table:table-row table:style-name="ro7">
          <table:table-cell table:style-name="ce13"/>
          <table:table-cell table:number-columns-repeated="7"/>
        </table:table-row>
        <table:table-row table:style-name="ro7">
          <table:table-cell table:style-name="ce10"/>
          <table:table-cell table:number-columns-repeated="7"/>
        </table:table-row>
        <table:table-row table:style-name="ro7">
          <table:table-cell table:style-name="ce11"/>
          <table:table-cell table:number-columns-repeated="7"/>
        </table:table-row>
        <table:table-row table:style-name="ro7">
          <table:table-cell table:style-name="ce13"/>
          <table:table-cell table:number-columns-repeated="7"/>
        </table:table-row>
        <table:table-row table:style-name="ro7">
          <table:table-cell table:style-name="ce10"/>
          <table:table-cell table:number-columns-repeated="7"/>
        </table:table-row>
        <table:table-row table:style-name="ro7" table:number-rows-repeated="1048465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Realidad" table:style-name="ta1" table:print="false">
        <table:table-column table:style-name="co6" table:default-cell-style-name="ce40"/>
        <table:table-column table:style-name="co3" table:default-cell-style-name="ce41"/>
        <table:table-row table:style-name="ro8">
          <table:table-cell office:value-type="string">
            <text:p>numero_de_cliente</text:p>
          </table:table-cell>
          <table:table-cell office:value-type="string">
            <text:p>clase_ternaria</text:p>
          </table:table-cell>
        </table:table-row>
        <table:table-row table:style-name="ro9">
          <table:table-cell office:value-type="float" office:value="4587224">
            <text:p>458722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591047">
            <text:p>459104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601587">
            <text:p>460158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609639">
            <text:p>460963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631640">
            <text:p>463164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648651">
            <text:p>464865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652531">
            <text:p>465253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668626">
            <text:p>466862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677174">
            <text:p>467717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706472">
            <text:p>470647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714528">
            <text:p>471452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722388">
            <text:p>472238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726767">
            <text:p>472676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769245">
            <text:p>476924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771384">
            <text:p>477138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782084">
            <text:p>478208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786640">
            <text:p>478664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817185">
            <text:p>481718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822696">
            <text:p>482269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835086">
            <text:p>483508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861765">
            <text:p>486176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874409">
            <text:p>487440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889728">
            <text:p>488972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917509">
            <text:p>491750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940697">
            <text:p>494069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996621">
            <text:p>499662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068899">
            <text:p>506889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075663">
            <text:p>507566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111816">
            <text:p>511181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112596">
            <text:p>511259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148501">
            <text:p>514850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178000">
            <text:p>517800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346308">
            <text:p>534630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354596">
            <text:p>535459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383329">
            <text:p>538332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389869">
            <text:p>538986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394258">
            <text:p>539425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448086">
            <text:p>544808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450958">
            <text:p>545095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469895">
            <text:p>546989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501851">
            <text:p>550185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515266">
            <text:p>551526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521251">
            <text:p>552125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551705">
            <text:p>555170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586888">
            <text:p>558688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672735">
            <text:p>567273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678927">
            <text:p>567892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698261">
            <text:p>569826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706504">
            <text:p>570650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761187">
            <text:p>576118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784340">
            <text:p>578434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806878">
            <text:p>580687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809423">
            <text:p>580942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820132">
            <text:p>582013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823152">
            <text:p>582315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829394">
            <text:p>582939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844329">
            <text:p>584432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871947">
            <text:p>587194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898003">
            <text:p>589800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939774">
            <text:p>593977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962164">
            <text:p>596216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993809">
            <text:p>599380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6018788">
            <text:p>601878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6022329">
            <text:p>602232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6045312">
            <text:p>604531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6066989">
            <text:p>606698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6067897">
            <text:p>606789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6077039">
            <text:p>607703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6110566">
            <text:p>611056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6132617">
            <text:p>613261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6157254">
            <text:p>615725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6166430">
            <text:p>616643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6194623">
            <text:p>619462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6211939">
            <text:p>621193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6228951">
            <text:p>622895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6263823">
            <text:p>626382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6301478">
            <text:p>630147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6330541">
            <text:p>633054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6360191">
            <text:p>636019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6371787">
            <text:p>637178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6377008">
            <text:p>637700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6386373">
            <text:p>638637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6391943">
            <text:p>639194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6453613">
            <text:p>645361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6474972">
            <text:p>647497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6476766">
            <text:p>647676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6491846">
            <text:p>649184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6503473">
            <text:p>650347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6510124">
            <text:p>651012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6514563">
            <text:p>651456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6523218">
            <text:p>652321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6525269">
            <text:p>652526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6547439">
            <text:p>654743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6548052">
            <text:p>654805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6558265">
            <text:p>655826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6572000">
            <text:p>657200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6573596">
            <text:p>657359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6622225">
            <text:p>662222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6695556">
            <text:p>669555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6730974">
            <text:p>673097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6740076">
            <text:p>674007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6745256">
            <text:p>674525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6778013">
            <text:p>677801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6779829">
            <text:p>677982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6819263">
            <text:p>681926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6820811">
            <text:p>682081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6823164">
            <text:p>682316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6839941">
            <text:p>683994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6854913">
            <text:p>685491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6868237">
            <text:p>686823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6901252">
            <text:p>690125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6907350">
            <text:p>690735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6933723">
            <text:p>693372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6935140">
            <text:p>693514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6940676">
            <text:p>694067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6949519">
            <text:p>694951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6957468">
            <text:p>695746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6968004">
            <text:p>696800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6988783">
            <text:p>698878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6994689">
            <text:p>699468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7016457">
            <text:p>701645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7052545">
            <text:p>705254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7118537">
            <text:p>711853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7136350">
            <text:p>713635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7137085">
            <text:p>713708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7154125">
            <text:p>715412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7189100">
            <text:p>718910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7216555">
            <text:p>721655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7276380">
            <text:p>727638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7351599">
            <text:p>735159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7356346">
            <text:p>735634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7358055">
            <text:p>735805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7369613">
            <text:p>736961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7372365">
            <text:p>737236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7415028">
            <text:p>741502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7433124">
            <text:p>743312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7480188">
            <text:p>748018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7485293">
            <text:p>748529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7488849">
            <text:p>748884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7543340">
            <text:p>754334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7567964">
            <text:p>756796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7597913">
            <text:p>759791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7658464">
            <text:p>765846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7720447">
            <text:p>772044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7737911">
            <text:p>773791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7769079">
            <text:p>776907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7802609">
            <text:p>780260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7960691">
            <text:p>796069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7964590">
            <text:p>796459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7965284">
            <text:p>796528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7978099">
            <text:p>797809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7983116">
            <text:p>798311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8009094">
            <text:p>800909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8019169">
            <text:p>801916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8038273">
            <text:p>803827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8053057">
            <text:p>805305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8056453">
            <text:p>805645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8091975">
            <text:p>809197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8100388">
            <text:p>810038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8151986">
            <text:p>815198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8193185">
            <text:p>819318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8206530">
            <text:p>820653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8213552">
            <text:p>821355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8244003">
            <text:p>824400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8304950">
            <text:p>830495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8308453">
            <text:p>830845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8312107">
            <text:p>831210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8329995">
            <text:p>832999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8340783">
            <text:p>834078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8341766">
            <text:p>834176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8409392">
            <text:p>840939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8410448">
            <text:p>841044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8497702">
            <text:p>849770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8516495">
            <text:p>851649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8520190">
            <text:p>852019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8557500">
            <text:p>855750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8583923">
            <text:p>858392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8660729">
            <text:p>866072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8688733">
            <text:p>868873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8704589">
            <text:p>870458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8737478">
            <text:p>873747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8741898">
            <text:p>874189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8772472">
            <text:p>877247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8786365">
            <text:p>878636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8802211">
            <text:p>880221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8812817">
            <text:p>881281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8848279">
            <text:p>884827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8897219">
            <text:p>889721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8902625">
            <text:p>890262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8919182">
            <text:p>891918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8935219">
            <text:p>893521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8946617">
            <text:p>894661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8951669">
            <text:p>895166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8992076">
            <text:p>899207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9053419">
            <text:p>905341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9083440">
            <text:p>908344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9098633">
            <text:p>909863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9109707">
            <text:p>910970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9139857">
            <text:p>913985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9155869">
            <text:p>915586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9205032">
            <text:p>920503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9313929">
            <text:p>931392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0154393">
            <text:p>1015439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1030275">
            <text:p>1103027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1071502">
            <text:p>1107150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1794977">
            <text:p>1179497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2026176">
            <text:p>1202617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2411822">
            <text:p>1241182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2426955">
            <text:p>1242695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2474293">
            <text:p>1247429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2484346">
            <text:p>1248434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2531674">
            <text:p>1253167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2539163">
            <text:p>1253916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2540954">
            <text:p>1254095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2573281">
            <text:p>1257328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2611065">
            <text:p>1261106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2612158">
            <text:p>1261215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2624857">
            <text:p>1262485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2637011">
            <text:p>1263701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2656791">
            <text:p>1265679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2668999">
            <text:p>1266899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2687701">
            <text:p>1268770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2698386">
            <text:p>1269838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2823261">
            <text:p>1282326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2833345">
            <text:p>1283334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2855333">
            <text:p>1285533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2990755">
            <text:p>1299075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3005558">
            <text:p>1300555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3015184">
            <text:p>1301518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3032101">
            <text:p>1303210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3034970">
            <text:p>1303497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3075879">
            <text:p>1307587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3145956">
            <text:p>1314595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3232459">
            <text:p>1323245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3240002">
            <text:p>1324000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3245726">
            <text:p>1324572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3250323">
            <text:p>1325032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3292206">
            <text:p>1329220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3334203">
            <text:p>1333420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3335312">
            <text:p>1333531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3401958">
            <text:p>1340195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3405696">
            <text:p>1340569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3474017">
            <text:p>1347401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3481930">
            <text:p>1348193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3494101">
            <text:p>1349410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3501226">
            <text:p>1350122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3569760">
            <text:p>1356976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3613315">
            <text:p>1361331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3637995">
            <text:p>1363799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3686658">
            <text:p>1368665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3702756">
            <text:p>1370275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3729667">
            <text:p>1372966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3735083">
            <text:p>1373508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3778698">
            <text:p>1377869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3801311">
            <text:p>1380131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3817766">
            <text:p>1381776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3832296">
            <text:p>1383229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3871321">
            <text:p>1387132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3896055">
            <text:p>1389605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3912369">
            <text:p>1391236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3967793">
            <text:p>1396779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3980781">
            <text:p>1398078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4009429">
            <text:p>1400942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4040034">
            <text:p>1404003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4053197">
            <text:p>1405319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4081440">
            <text:p>1408144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4083979">
            <text:p>1408397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4109712">
            <text:p>1410971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4116321">
            <text:p>1411632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4121634">
            <text:p>1412163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4140612">
            <text:p>1414061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4175506">
            <text:p>1417550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4187526">
            <text:p>1418752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4194223">
            <text:p>1419422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4199074">
            <text:p>1419907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4210387">
            <text:p>1421038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4220148">
            <text:p>1422014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4284478">
            <text:p>1428447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4301600">
            <text:p>1430160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4350257">
            <text:p>1435025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4369867">
            <text:p>1436986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4392392">
            <text:p>1439239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4392571">
            <text:p>1439257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4470976">
            <text:p>1447097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4490724">
            <text:p>1449072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4505621">
            <text:p>1450562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4522341">
            <text:p>1452234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4522492">
            <text:p>1452249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4549440">
            <text:p>1454944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4556716">
            <text:p>1455671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4567250">
            <text:p>1456725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4589238">
            <text:p>1458923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4597016">
            <text:p>1459701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4664891">
            <text:p>1466489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4678101">
            <text:p>1467810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4701427">
            <text:p>1470142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4716777">
            <text:p>1471677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4747961">
            <text:p>1474796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4761300">
            <text:p>1476130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4831461">
            <text:p>1483146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4832359">
            <text:p>1483235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4841718">
            <text:p>1484171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4851379">
            <text:p>1485137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4863945">
            <text:p>1486394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4867074">
            <text:p>1486707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4889339">
            <text:p>1488933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4930013">
            <text:p>1493001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4931445">
            <text:p>1493144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4938193">
            <text:p>1493819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4942202">
            <text:p>1494220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4973618">
            <text:p>1497361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4987388">
            <text:p>1498738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4989144">
            <text:p>1498914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4991447">
            <text:p>1499144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5008691">
            <text:p>1500869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5009429">
            <text:p>1500942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5015775">
            <text:p>1501577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5046343">
            <text:p>1504634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5071746">
            <text:p>1507174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5083363">
            <text:p>1508336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5089160">
            <text:p>1508916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5114094">
            <text:p>1511409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5123431">
            <text:p>1512343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5235288">
            <text:p>1523528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5264244">
            <text:p>1526424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5297274">
            <text:p>1529727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5305223">
            <text:p>1530522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5318197">
            <text:p>1531819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5337226">
            <text:p>1533722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5342284">
            <text:p>1534228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5351435">
            <text:p>1535143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5376050">
            <text:p>1537605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5435809">
            <text:p>1543580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5436246">
            <text:p>1543624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5552997">
            <text:p>1555299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5557097">
            <text:p>1555709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5581384">
            <text:p>1558138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5687363">
            <text:p>1568736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5688902">
            <text:p>1568890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5689298">
            <text:p>1568929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5714154">
            <text:p>1571415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5726328">
            <text:p>1572632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5727126">
            <text:p>1572712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5733299">
            <text:p>1573329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5749683">
            <text:p>1574968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5776182">
            <text:p>1577618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5818135">
            <text:p>1581813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5824016">
            <text:p>1582401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5857860">
            <text:p>1585786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5898170">
            <text:p>1589817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5900796">
            <text:p>1590079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5902043">
            <text:p>1590204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5904956">
            <text:p>1590495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5908788">
            <text:p>1590878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5909096">
            <text:p>1590909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6065479">
            <text:p>1606547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6138860">
            <text:p>1613886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6142529">
            <text:p>1614252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6214651">
            <text:p>1621465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6254571">
            <text:p>1625457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6292726">
            <text:p>1629272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6356290">
            <text:p>1635629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6412907">
            <text:p>1641290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6448307">
            <text:p>1644830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6787008">
            <text:p>1678700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6836821">
            <text:p>1683682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6914632">
            <text:p>1691463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6921638">
            <text:p>1692163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6944606">
            <text:p>1694460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6960116">
            <text:p>1696011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7070967">
            <text:p>1707096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7071341">
            <text:p>1707134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7121095">
            <text:p>1712109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7244666">
            <text:p>1724466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7250710">
            <text:p>1725071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7271926">
            <text:p>1727192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7329329">
            <text:p>1732932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7416813">
            <text:p>1741681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7432543">
            <text:p>1743254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7433893">
            <text:p>1743389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7483025">
            <text:p>1748302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7495751">
            <text:p>1749575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7614576">
            <text:p>1761457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7617033">
            <text:p>1761703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7630164">
            <text:p>1763016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7632159">
            <text:p>1763215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7634566">
            <text:p>1763456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7643215">
            <text:p>1764321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7645712">
            <text:p>1764571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7647365">
            <text:p>1764736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7651735">
            <text:p>1765173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7655674">
            <text:p>1765567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7658960">
            <text:p>1765896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7660958">
            <text:p>1766095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7661499">
            <text:p>1766149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7711522">
            <text:p>1771152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7805701">
            <text:p>1780570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7806398">
            <text:p>1780639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7869802">
            <text:p>1786980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7881498">
            <text:p>1788149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7953928">
            <text:p>1795392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7981834">
            <text:p>1798183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7988168">
            <text:p>1798816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7997511">
            <text:p>1799751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8007818">
            <text:p>1800781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8031167">
            <text:p>1803116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8031192">
            <text:p>1803119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8062366">
            <text:p>1806236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8069758">
            <text:p>1806975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8070829">
            <text:p>1807082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8071847">
            <text:p>1807184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8166180">
            <text:p>1816618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8168806">
            <text:p>1816880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8191419">
            <text:p>1819141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8209502">
            <text:p>1820950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8231754">
            <text:p>1823175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8244402">
            <text:p>1824440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8278354">
            <text:p>1827835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8346580">
            <text:p>1834658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8353896">
            <text:p>1835389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8378844">
            <text:p>1837884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8426536">
            <text:p>1842653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8430463">
            <text:p>1843046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8434265">
            <text:p>1843426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8434484">
            <text:p>1843448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8439442">
            <text:p>1843944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8466906">
            <text:p>1846690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8470522">
            <text:p>1847052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8487668">
            <text:p>1848766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8489710">
            <text:p>1848971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8496738">
            <text:p>1849673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8515607">
            <text:p>1851560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8518893">
            <text:p>1851889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8525478">
            <text:p>1852547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8538408">
            <text:p>1853840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8573176">
            <text:p>1857317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8587612">
            <text:p>1858761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8588086">
            <text:p>1858808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8597941">
            <text:p>1859794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8612594">
            <text:p>1861259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8631437">
            <text:p>1863143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8637529">
            <text:p>1863752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8655445">
            <text:p>1865544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8657073">
            <text:p>1865707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8687163">
            <text:p>1868716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8689821">
            <text:p>1868982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8718236">
            <text:p>1871823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8763918">
            <text:p>1876391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8802205">
            <text:p>1880220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8832204">
            <text:p>1883220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8850777">
            <text:p>1885077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8856982">
            <text:p>1885698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8873503">
            <text:p>1887350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8887285">
            <text:p>1888728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8892123">
            <text:p>1889212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8909653">
            <text:p>1890965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8934437">
            <text:p>1893443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8953149">
            <text:p>1895314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8959771">
            <text:p>1895977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8973893">
            <text:p>1897389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8988718">
            <text:p>1898871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9019085">
            <text:p>1901908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9044575">
            <text:p>1904457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081423">
            <text:p>1908142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9087119">
            <text:p>1908711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087304">
            <text:p>1908730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9094668">
            <text:p>1909466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118921">
            <text:p>1911892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9163142">
            <text:p>1916314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177886">
            <text:p>1917788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191599">
            <text:p>1919159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234252">
            <text:p>1923425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9246523">
            <text:p>1924652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250321">
            <text:p>1925032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253152">
            <text:p>1925315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261342">
            <text:p>1926134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270302">
            <text:p>1927030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308526">
            <text:p>1930852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326621">
            <text:p>1932662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335562">
            <text:p>1933556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342697">
            <text:p>1934269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348920">
            <text:p>1934892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351003">
            <text:p>1935100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9361267">
            <text:p>1936126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403977">
            <text:p>1940397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9433410">
            <text:p>1943341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9445622">
            <text:p>1944562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9452477">
            <text:p>1945247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9455640">
            <text:p>1945564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462225">
            <text:p>1946222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9481335">
            <text:p>1948133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502840">
            <text:p>1950284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503754">
            <text:p>1950375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511306">
            <text:p>1951130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9520916">
            <text:p>1952091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9532996">
            <text:p>1953299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540960">
            <text:p>1954096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544095">
            <text:p>1954409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9585297">
            <text:p>1958529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595017">
            <text:p>1959501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9612557">
            <text:p>1961255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9634472">
            <text:p>1963447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639263">
            <text:p>1963926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9693698">
            <text:p>1969369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9707307">
            <text:p>1970730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727036">
            <text:p>1972703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731412">
            <text:p>1973141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772376">
            <text:p>1977237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772561">
            <text:p>1977256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9782435">
            <text:p>1978243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838783">
            <text:p>1983878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9852976">
            <text:p>1985297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9856922">
            <text:p>1985692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9865137">
            <text:p>1986513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867999">
            <text:p>1986799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19892542">
            <text:p>1989254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924620">
            <text:p>1992462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974025">
            <text:p>1997402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19997182">
            <text:p>1999718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0010590">
            <text:p>2001059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0031466">
            <text:p>2003146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0049612">
            <text:p>2004961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0051805">
            <text:p>2005180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0067575">
            <text:p>2006757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0068578">
            <text:p>2006857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0071945">
            <text:p>2007194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0138456">
            <text:p>2013845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0152389">
            <text:p>2015238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0165819">
            <text:p>2016581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0213276">
            <text:p>2021327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0213666">
            <text:p>2021366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0230659">
            <text:p>2023065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0259511">
            <text:p>2025951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0269372">
            <text:p>2026937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0271656">
            <text:p>2027165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0279781">
            <text:p>2027978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0327844">
            <text:p>2032784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0353011">
            <text:p>2035301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0420141">
            <text:p>2042014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0457676">
            <text:p>2045767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0465970">
            <text:p>2046597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0536942">
            <text:p>2053694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0541761">
            <text:p>2054176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0563661">
            <text:p>2056366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0565976">
            <text:p>2056597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0573155">
            <text:p>2057315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0577999">
            <text:p>2057799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0579014">
            <text:p>2057901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0608335">
            <text:p>2060833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0620826">
            <text:p>2062082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0621347">
            <text:p>2062134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0631271">
            <text:p>2063127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0643787">
            <text:p>2064378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0669489">
            <text:p>2066948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0691848">
            <text:p>2069184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0715956">
            <text:p>2071595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0727982">
            <text:p>2072798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0730140">
            <text:p>2073014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0757020">
            <text:p>2075702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0758785">
            <text:p>2075878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0758870">
            <text:p>2075887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0817785">
            <text:p>2081778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0828061">
            <text:p>2082806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0830709">
            <text:p>2083070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0831586">
            <text:p>2083158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0874892">
            <text:p>2087489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0877707">
            <text:p>2087770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0894204">
            <text:p>2089420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0903135">
            <text:p>2090313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0924363">
            <text:p>2092436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0926729">
            <text:p>2092672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0930508">
            <text:p>2093050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0954488">
            <text:p>2095448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0967048">
            <text:p>2096704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0967139">
            <text:p>2096713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1001533">
            <text:p>2100153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1011165">
            <text:p>2101116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1044846">
            <text:p>2104484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1052078">
            <text:p>2105207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1054064">
            <text:p>2105406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1058858">
            <text:p>2105885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1064092">
            <text:p>2106409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1079005">
            <text:p>2107900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1080101">
            <text:p>2108010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1141576">
            <text:p>2114157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1152666">
            <text:p>2115266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1160890">
            <text:p>2116089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1171424">
            <text:p>2117142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1183312">
            <text:p>2118331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1200814">
            <text:p>2120081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1243197">
            <text:p>2124319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1245390">
            <text:p>2124539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1305768">
            <text:p>2130576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1307122">
            <text:p>2130712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1348626">
            <text:p>2134862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1367290">
            <text:p>2136729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1368839">
            <text:p>2136883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1378229">
            <text:p>2137822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1397647">
            <text:p>2139764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1419651">
            <text:p>2141965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1453769">
            <text:p>2145376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1499482">
            <text:p>2149948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1513475">
            <text:p>2151347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1563888">
            <text:p>2156388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1608263">
            <text:p>2160826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1616233">
            <text:p>2161623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1633961">
            <text:p>2163396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1635183">
            <text:p>2163518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1648579">
            <text:p>2164857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1683504">
            <text:p>2168350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1699799">
            <text:p>2169979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1709161">
            <text:p>2170916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1723754">
            <text:p>2172375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1757385">
            <text:p>2175738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1768584">
            <text:p>2176858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1776536">
            <text:p>2177653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1789212">
            <text:p>2178921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1803648">
            <text:p>2180364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1805624">
            <text:p>2180562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1816487">
            <text:p>2181648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1819805">
            <text:p>2181980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1903224">
            <text:p>2190322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1913123">
            <text:p>2191312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1937143">
            <text:p>2193714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1956181">
            <text:p>2195618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1971905">
            <text:p>2197190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1989055">
            <text:p>2198905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2014191">
            <text:p>2201419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2019067">
            <text:p>2201906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2070413">
            <text:p>2207041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2131467">
            <text:p>2213146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2133160">
            <text:p>2213316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2174293">
            <text:p>2217429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2174751">
            <text:p>2217475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2177994">
            <text:p>2217799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2207239">
            <text:p>2220723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2209325">
            <text:p>2220932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2209925">
            <text:p>2220992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2231762">
            <text:p>2223176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2237571">
            <text:p>2223757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2242654">
            <text:p>2224265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2248265">
            <text:p>2224826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2248764">
            <text:p>2224876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2350238">
            <text:p>2235023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2372031">
            <text:p>2237203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2387004">
            <text:p>2238700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2399089">
            <text:p>2239908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2414436">
            <text:p>2241443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2432984">
            <text:p>2243298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2528784">
            <text:p>2252878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2535457">
            <text:p>2253545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2555126">
            <text:p>2255512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2565716">
            <text:p>2256571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2569012">
            <text:p>2256901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2641507">
            <text:p>2264150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2684396">
            <text:p>2268439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2746025">
            <text:p>2274602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2818894">
            <text:p>2281889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2842620">
            <text:p>2284262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2843725">
            <text:p>2284372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2853829">
            <text:p>2285382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2855359">
            <text:p>2285535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2860699">
            <text:p>2286069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2882973">
            <text:p>2288297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2906092">
            <text:p>2290609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2990812">
            <text:p>2299081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3032676">
            <text:p>2303267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3052717">
            <text:p>2305271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3061202">
            <text:p>2306120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3066690">
            <text:p>2306669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3078889">
            <text:p>2307888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3143628">
            <text:p>2314362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3146283">
            <text:p>2314628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3163219">
            <text:p>2316321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3213359">
            <text:p>2321335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3214053">
            <text:p>2321405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3222419">
            <text:p>2322241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3247797">
            <text:p>2324779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3252409">
            <text:p>2325240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3259345">
            <text:p>2325934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3273024">
            <text:p>2327302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3345846">
            <text:p>2334584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3353521">
            <text:p>2335352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3369889">
            <text:p>2336988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3369999">
            <text:p>2336999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3372361">
            <text:p>2337236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3436293">
            <text:p>2343629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3444467">
            <text:p>2344446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3511210">
            <text:p>2351121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3525561">
            <text:p>2352556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3534009">
            <text:p>2353400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3537376">
            <text:p>2353737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3577670">
            <text:p>2357767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3592929">
            <text:p>2359292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3595069">
            <text:p>2359506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3606928">
            <text:p>2360692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3785440">
            <text:p>2378544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3797422">
            <text:p>2379742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3816271">
            <text:p>2381627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3823934">
            <text:p>2382393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3853634">
            <text:p>2385363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3877693">
            <text:p>2387769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3895106">
            <text:p>2389510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3921188">
            <text:p>2392118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3962261">
            <text:p>2396226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3982396">
            <text:p>2398239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4020264">
            <text:p>2402026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4040251">
            <text:p>2404025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4069612">
            <text:p>2406961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4081972">
            <text:p>2408197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4082364">
            <text:p>2408236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4111512">
            <text:p>2411151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4123865">
            <text:p>2412386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4124590">
            <text:p>2412459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4164467">
            <text:p>2416446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4168557">
            <text:p>2416855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4244813">
            <text:p>2424481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4386131">
            <text:p>2438613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4414286">
            <text:p>2441428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4431480">
            <text:p>2443148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4485339">
            <text:p>2448533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4501189">
            <text:p>2450118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4532303">
            <text:p>2453230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4532746">
            <text:p>2453274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4553298">
            <text:p>2455329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4553515">
            <text:p>2455351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4563480">
            <text:p>2456348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4592666">
            <text:p>2459266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4619196">
            <text:p>2461919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4634402">
            <text:p>2463440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4695986">
            <text:p>2469598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4770474">
            <text:p>2477047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4780272">
            <text:p>2478027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4819190">
            <text:p>2481919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4820111">
            <text:p>2482011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4831125">
            <text:p>2483112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4851885">
            <text:p>2485188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4854288">
            <text:p>2485428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4955752">
            <text:p>2495575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4987488">
            <text:p>2498748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5004692">
            <text:p>2500469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5019039">
            <text:p>2501903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5036218">
            <text:p>2503621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5049884">
            <text:p>2504988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5053531">
            <text:p>2505353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5108214">
            <text:p>2510821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5111773">
            <text:p>2511177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5138762">
            <text:p>2513876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5155265">
            <text:p>2515526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5164065">
            <text:p>2516406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5196725">
            <text:p>2519672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5215131">
            <text:p>2521513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5232306">
            <text:p>2523230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5253528">
            <text:p>2525352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5254345">
            <text:p>2525434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5289235">
            <text:p>2528923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5307384">
            <text:p>2530738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5353962">
            <text:p>2535396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5356506">
            <text:p>2535650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5361957">
            <text:p>2536195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5363223">
            <text:p>2536322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5371755">
            <text:p>2537175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5379927">
            <text:p>2537992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5393348">
            <text:p>2539334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5398984">
            <text:p>2539898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5419483">
            <text:p>2541948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5421305">
            <text:p>2542130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5462390">
            <text:p>2546239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5519825">
            <text:p>2551982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5520431">
            <text:p>2552043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5578381">
            <text:p>2557838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5589901">
            <text:p>2558990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5604255">
            <text:p>2560425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5612084">
            <text:p>2561208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5646233">
            <text:p>2564623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5673461">
            <text:p>2567346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5679525">
            <text:p>2567952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5709433">
            <text:p>2570943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5732341">
            <text:p>2573234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5775416">
            <text:p>2577541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5785186">
            <text:p>2578518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5847798">
            <text:p>2584779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5872569">
            <text:p>2587256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5919476">
            <text:p>2591947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5941251">
            <text:p>2594125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5969968">
            <text:p>2596996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5994331">
            <text:p>2599433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6045593">
            <text:p>2604559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6098535">
            <text:p>2609853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6114425">
            <text:p>2611442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6184212">
            <text:p>2618421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6203304">
            <text:p>2620330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6221277">
            <text:p>2622127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6243975">
            <text:p>2624397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6362909">
            <text:p>2636290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6377326">
            <text:p>2637732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6401799">
            <text:p>2640179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6403574">
            <text:p>2640357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6432420">
            <text:p>2643242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6461750">
            <text:p>2646175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6505248">
            <text:p>2650524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6560958">
            <text:p>2656095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6566604">
            <text:p>2656660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6571687">
            <text:p>2657168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6617579">
            <text:p>2661757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6663035">
            <text:p>2666303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6700652">
            <text:p>2670065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6743824">
            <text:p>2674382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6746284">
            <text:p>2674628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6783116">
            <text:p>2678311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6892657">
            <text:p>2689265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6970817">
            <text:p>2697081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6975887">
            <text:p>2697588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7003203">
            <text:p>2700320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7004092">
            <text:p>2700409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7004180">
            <text:p>2700418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7005032">
            <text:p>2700503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7011302">
            <text:p>2701130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7020159">
            <text:p>2702015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7081907">
            <text:p>2708190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7105198">
            <text:p>2710519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7130479">
            <text:p>2713047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7134566">
            <text:p>2713456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7143092">
            <text:p>2714309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7153532">
            <text:p>2715353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7161411">
            <text:p>2716141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7164232">
            <text:p>2716423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7206725">
            <text:p>2720672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7231365">
            <text:p>2723136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7246510">
            <text:p>2724651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7247908">
            <text:p>2724790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7254380">
            <text:p>2725438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7256523">
            <text:p>2725652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7260060">
            <text:p>2726006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7265947">
            <text:p>2726594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7279701">
            <text:p>2727970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7286889">
            <text:p>2728688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7291969">
            <text:p>2729196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7332445">
            <text:p>2733244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7344324">
            <text:p>2734432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7391008">
            <text:p>2739100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7473000">
            <text:p>2747300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7474577">
            <text:p>2747457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7525729">
            <text:p>2752572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7589189">
            <text:p>2758918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7590628">
            <text:p>2759062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7627651">
            <text:p>2762765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7672991">
            <text:p>2767299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7698457">
            <text:p>2769845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7699983">
            <text:p>2769998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7759548">
            <text:p>2775954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7794445">
            <text:p>2779444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7804991">
            <text:p>2780499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7813558">
            <text:p>2781355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7823448">
            <text:p>2782344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7845612">
            <text:p>2784561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7865602">
            <text:p>2786560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7870757">
            <text:p>2787075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7992770">
            <text:p>2799277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8062520">
            <text:p>2806252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8071681">
            <text:p>2807168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8079752">
            <text:p>2807975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8080192">
            <text:p>2808019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8084766">
            <text:p>2808476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8133548">
            <text:p>2813354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8135889">
            <text:p>2813588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8172598">
            <text:p>2817259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8219553">
            <text:p>2821955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8289309">
            <text:p>2828930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8334205">
            <text:p>2833420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8357497">
            <text:p>2835749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8392799">
            <text:p>2839279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8425575">
            <text:p>2842557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8449608">
            <text:p>2844960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8454387">
            <text:p>2845438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8543184">
            <text:p>2854318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8547585">
            <text:p>2854758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8567214">
            <text:p>2856721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8618359">
            <text:p>2861835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8675366">
            <text:p>2867536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8678498">
            <text:p>2867849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8679202">
            <text:p>2867920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8696717">
            <text:p>2869671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8766435">
            <text:p>2876643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8767336">
            <text:p>2876733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8779984">
            <text:p>2877998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8834567">
            <text:p>2883456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8845986">
            <text:p>2884598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8865219">
            <text:p>2886521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8868543">
            <text:p>2886854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8924334">
            <text:p>2892433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8935855">
            <text:p>2893585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8978838">
            <text:p>2897883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8979133">
            <text:p>2897913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8983308">
            <text:p>2898330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8990339">
            <text:p>2899033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9015425">
            <text:p>2901542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9040624">
            <text:p>2904062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9045540">
            <text:p>2904554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9126857">
            <text:p>2912685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9159457">
            <text:p>2915945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9187704">
            <text:p>2918770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9215120">
            <text:p>2921512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9215324">
            <text:p>2921532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9223357">
            <text:p>2922335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9223750">
            <text:p>2922375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9233784">
            <text:p>2923378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9248173">
            <text:p>2924817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9255323">
            <text:p>2925532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9258996">
            <text:p>2925899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9269602">
            <text:p>2926960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9275555">
            <text:p>2927555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9293607">
            <text:p>2929360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9316556">
            <text:p>2931655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9343027">
            <text:p>2934302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9363086">
            <text:p>2936308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9390644">
            <text:p>2939064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9391948">
            <text:p>2939194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9415937">
            <text:p>2941593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9424652">
            <text:p>2942465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9441142">
            <text:p>2944114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9471493">
            <text:p>2947149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9506239">
            <text:p>2950623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9517260">
            <text:p>2951726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9563802">
            <text:p>2956380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9598646">
            <text:p>2959864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9642518">
            <text:p>2964251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9650771">
            <text:p>2965077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9689585">
            <text:p>2968958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9732471">
            <text:p>2973247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9740165">
            <text:p>2974016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9770478">
            <text:p>2977047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9815997">
            <text:p>2981599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9840115">
            <text:p>2984011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9841805">
            <text:p>2984180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9848581">
            <text:p>2984858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9866178">
            <text:p>2986617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9884930">
            <text:p>2988493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9922139">
            <text:p>2992213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29953344">
            <text:p>2995334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29986878">
            <text:p>2998687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0033106">
            <text:p>3003310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0074619">
            <text:p>3007461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0139697">
            <text:p>3013969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0176030">
            <text:p>3017603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0198106">
            <text:p>3019810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0231768">
            <text:p>3023176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0233486">
            <text:p>3023348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0245597">
            <text:p>3024559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0267026">
            <text:p>3026702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0279134">
            <text:p>3027913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0294487">
            <text:p>3029448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0316399">
            <text:p>3031639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0327907">
            <text:p>3032790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0366077">
            <text:p>3036607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0378103">
            <text:p>3037810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0405536">
            <text:p>3040553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0406412">
            <text:p>3040641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0409990">
            <text:p>3040999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0451258">
            <text:p>3045125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0528168">
            <text:p>3052816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0538387">
            <text:p>3053838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0557985">
            <text:p>3055798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0588313">
            <text:p>3058831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0669687">
            <text:p>3066968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0677418">
            <text:p>3067741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0677431">
            <text:p>3067743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0707710">
            <text:p>3070771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0719566">
            <text:p>3071956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0751827">
            <text:p>3075182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0771475">
            <text:p>3077147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0784622">
            <text:p>3078462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0798555">
            <text:p>3079855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0813242">
            <text:p>3081324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0843967">
            <text:p>3084396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0855776">
            <text:p>3085577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0929214">
            <text:p>3092921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0949729">
            <text:p>3094972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0956411">
            <text:p>3095641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1006821">
            <text:p>3100682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1020606">
            <text:p>3102060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1089473">
            <text:p>3108947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1124395">
            <text:p>3112439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1183215">
            <text:p>3118321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1192687">
            <text:p>3119268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1231693">
            <text:p>3123169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1282169">
            <text:p>3128216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1300095">
            <text:p>3130009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1305131">
            <text:p>3130513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1331410">
            <text:p>3133141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1350486">
            <text:p>3135048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1357221">
            <text:p>3135722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1366027">
            <text:p>3136602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1402328">
            <text:p>3140232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1429283">
            <text:p>3142928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1431743">
            <text:p>3143174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1470956">
            <text:p>3147095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1495442">
            <text:p>3149544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1512108">
            <text:p>3151210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1524024">
            <text:p>3152402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1528356">
            <text:p>3152835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1557488">
            <text:p>3155748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1577658">
            <text:p>3157765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1606183">
            <text:p>3160618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1606667">
            <text:p>3160666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1626434">
            <text:p>3162643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1645261">
            <text:p>3164526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1652446">
            <text:p>3165244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1759009">
            <text:p>3175900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1765361">
            <text:p>3176536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1784864">
            <text:p>3178486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1800415">
            <text:p>3180041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1803868">
            <text:p>3180386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1811948">
            <text:p>3181194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1845582">
            <text:p>3184558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1845670">
            <text:p>3184567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1850056">
            <text:p>3185005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1859603">
            <text:p>3185960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1867850">
            <text:p>3186785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1878789">
            <text:p>3187878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1878996">
            <text:p>3187899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1890431">
            <text:p>3189043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1892008">
            <text:p>3189200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1896080">
            <text:p>3189608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1944919">
            <text:p>3194491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1954394">
            <text:p>3195439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1968201">
            <text:p>3196820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1979445">
            <text:p>3197944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1993356">
            <text:p>3199335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2009228">
            <text:p>3200922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2014763">
            <text:p>3201476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2071711">
            <text:p>3207171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2147213">
            <text:p>3214721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2159349">
            <text:p>3215934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2243358">
            <text:p>3224335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2270291">
            <text:p>3227029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2295986">
            <text:p>3229598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2322466">
            <text:p>3232246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2324106">
            <text:p>3232410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2339421">
            <text:p>3233942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2362829">
            <text:p>3236282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2374849">
            <text:p>3237484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2378129">
            <text:p>3237812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2420610">
            <text:p>3242061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2424301">
            <text:p>3242430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2435664">
            <text:p>3243566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2483354">
            <text:p>3248335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2550973">
            <text:p>3255097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2606724">
            <text:p>3260672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2625658">
            <text:p>3262565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2629422">
            <text:p>3262942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2685974">
            <text:p>3268597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2690875">
            <text:p>3269087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2700042">
            <text:p>3270004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2736245">
            <text:p>3273624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2748535">
            <text:p>3274853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2759920">
            <text:p>3275992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2831122">
            <text:p>3283112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2867027">
            <text:p>3286702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2868616">
            <text:p>3286861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2874623">
            <text:p>3287462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2881861">
            <text:p>3288186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2898832">
            <text:p>3289883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2907918">
            <text:p>3290791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2945906">
            <text:p>3294590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2970596">
            <text:p>3297059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3018518">
            <text:p>3301851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3096090">
            <text:p>3309609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3122960">
            <text:p>3312296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3154677">
            <text:p>3315467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3159054">
            <text:p>3315905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3269989">
            <text:p>3326998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3315059">
            <text:p>3331505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3325718">
            <text:p>3332571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3333409">
            <text:p>3333340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3423277">
            <text:p>3342327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3427983">
            <text:p>3342798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3459996">
            <text:p>3345999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3492351">
            <text:p>3349235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3510101">
            <text:p>3351010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3524977">
            <text:p>3352497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3525523">
            <text:p>3352552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3534229">
            <text:p>3353422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3558601">
            <text:p>3355860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3566562">
            <text:p>3356656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3602115">
            <text:p>3360211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3606548">
            <text:p>3360654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3677460">
            <text:p>3367746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3693165">
            <text:p>3369316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3706822">
            <text:p>3370682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3741194">
            <text:p>3374119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3747477">
            <text:p>3374747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3767040">
            <text:p>3376704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3789854">
            <text:p>3378985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3797111">
            <text:p>3379711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3799561">
            <text:p>3379956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3847091">
            <text:p>3384709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3915483">
            <text:p>3391548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4003872">
            <text:p>3400387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4054084">
            <text:p>3405408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4068940">
            <text:p>3406894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4091896">
            <text:p>3409189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4093005">
            <text:p>3409300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4098151">
            <text:p>3409815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4107576">
            <text:p>3410757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4108829">
            <text:p>3410882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4130751">
            <text:p>3413075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4177131">
            <text:p>3417713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4200435">
            <text:p>3420043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4238376">
            <text:p>3423837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4240000">
            <text:p>3424000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4274068">
            <text:p>3427406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4287762">
            <text:p>3428776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4288123">
            <text:p>3428812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4292361">
            <text:p>3429236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4327801">
            <text:p>3432780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4334377">
            <text:p>3433437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4338279">
            <text:p>3433827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4360298">
            <text:p>3436029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4366682">
            <text:p>3436668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4368633">
            <text:p>3436863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4427264">
            <text:p>3442726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4450657">
            <text:p>3445065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4461250">
            <text:p>3446125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4495138">
            <text:p>3449513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4507714">
            <text:p>3450771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4516655">
            <text:p>3451665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4518773">
            <text:p>3451877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4522649">
            <text:p>3452264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4525207">
            <text:p>3452520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4567448">
            <text:p>3456744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4608204">
            <text:p>3460820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4649711">
            <text:p>3464971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4659425">
            <text:p>3465942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4702141">
            <text:p>3470214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4737431">
            <text:p>3473743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4770876">
            <text:p>3477087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4781595">
            <text:p>3478159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4782406">
            <text:p>3478240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4822392">
            <text:p>3482239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4849790">
            <text:p>3484979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4854345">
            <text:p>3485434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4884121">
            <text:p>3488412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4918999">
            <text:p>3491899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4972811">
            <text:p>3497281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4984529">
            <text:p>3498452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4992880">
            <text:p>3499288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5012116">
            <text:p>3501211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5012860">
            <text:p>3501286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5055058">
            <text:p>3505505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5058266">
            <text:p>3505826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5059953">
            <text:p>3505995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5096697">
            <text:p>3509669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5139727">
            <text:p>3513972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5152187">
            <text:p>3515218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5164989">
            <text:p>3516498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5244352">
            <text:p>3524435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5304874">
            <text:p>3530487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5312819">
            <text:p>3531281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5316841">
            <text:p>3531684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5334091">
            <text:p>3533409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5335728">
            <text:p>3533572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5348640">
            <text:p>3534864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5391158">
            <text:p>3539115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5439111">
            <text:p>3543911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5439856">
            <text:p>3543985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5446843">
            <text:p>3544684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5459067">
            <text:p>3545906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5509072">
            <text:p>3550907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5510278">
            <text:p>3551027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5517086">
            <text:p>3551708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5532948">
            <text:p>3553294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5535049">
            <text:p>3553504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5539894">
            <text:p>3553989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5547823">
            <text:p>3554782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5594118">
            <text:p>3559411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5602195">
            <text:p>3560219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5602427">
            <text:p>3560242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5652664">
            <text:p>3565266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5704777">
            <text:p>3570477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5706800">
            <text:p>3570680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5747321">
            <text:p>3574732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5818701">
            <text:p>3581870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5863688">
            <text:p>3586368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5910680">
            <text:p>3591068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5929910">
            <text:p>3592991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5931226">
            <text:p>3593122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5938807">
            <text:p>3593880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5981335">
            <text:p>3598133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6041330">
            <text:p>3604133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6092758">
            <text:p>3609275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6130765">
            <text:p>3613076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6196942">
            <text:p>3619694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6201890">
            <text:p>3620189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6217133">
            <text:p>3621713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6250635">
            <text:p>3625063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6277515">
            <text:p>3627751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6308679">
            <text:p>3630867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6433689">
            <text:p>3643368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6455059">
            <text:p>3645505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6481925">
            <text:p>3648192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6511482">
            <text:p>3651148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6521651">
            <text:p>3652165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6559677">
            <text:p>3655967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6605729">
            <text:p>3660572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6621836">
            <text:p>3662183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6650469">
            <text:p>3665046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6659099">
            <text:p>3665909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6666441">
            <text:p>3666644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6678454">
            <text:p>3667845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6699895">
            <text:p>3669989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6724365">
            <text:p>3672436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6729797">
            <text:p>3672979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6747736">
            <text:p>3674773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6748417">
            <text:p>3674841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6751009">
            <text:p>3675100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6780213">
            <text:p>3678021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6793144">
            <text:p>3679314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6799625">
            <text:p>3679962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6810319">
            <text:p>3681031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6882962">
            <text:p>3688296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6901812">
            <text:p>3690181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6908196">
            <text:p>3690819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6992142">
            <text:p>3699214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7006634">
            <text:p>3700663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7016436">
            <text:p>3701643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7123652">
            <text:p>3712365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7147978">
            <text:p>3714797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7164964">
            <text:p>3716496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7167889">
            <text:p>3716788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7185086">
            <text:p>3718508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7212094">
            <text:p>3721209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7238920">
            <text:p>3723892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7240667">
            <text:p>3724066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7253152">
            <text:p>3725315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7264016">
            <text:p>3726401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7268414">
            <text:p>3726841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7273874">
            <text:p>3727387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7281901">
            <text:p>3728190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7295834">
            <text:p>3729583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7324991">
            <text:p>3732499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7325145">
            <text:p>3732514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7325242">
            <text:p>3732524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7380870">
            <text:p>3738087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7404671">
            <text:p>3740467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7409063">
            <text:p>3740906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7435801">
            <text:p>3743580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7439976">
            <text:p>3743997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7491756">
            <text:p>3749175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7496434">
            <text:p>3749643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7516753">
            <text:p>3751675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7521309">
            <text:p>3752130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7532835">
            <text:p>3753283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7539596">
            <text:p>3753959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7644349">
            <text:p>3764434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7645220">
            <text:p>3764522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7648399">
            <text:p>3764839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7682331">
            <text:p>3768233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7703361">
            <text:p>3770336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7708146">
            <text:p>3770814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7744070">
            <text:p>3774407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7767157">
            <text:p>3776715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7791109">
            <text:p>3779110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7796515">
            <text:p>3779651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7817897">
            <text:p>3781789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7820162">
            <text:p>3782016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7859256">
            <text:p>3785925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7864974">
            <text:p>3786497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7954977">
            <text:p>3795497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7956580">
            <text:p>3795658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7991011">
            <text:p>3799101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7992724">
            <text:p>3799272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8001388">
            <text:p>3800138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8008435">
            <text:p>3800843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8065825">
            <text:p>3806582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8127762">
            <text:p>3812776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8137865">
            <text:p>3813786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8162272">
            <text:p>3816227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8174531">
            <text:p>3817453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8181433">
            <text:p>3818143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8195460">
            <text:p>3819546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8207175">
            <text:p>3820717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8227297">
            <text:p>3822729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8231613">
            <text:p>3823161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8270403">
            <text:p>3827040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8288533">
            <text:p>3828853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8312484">
            <text:p>3831248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8335072">
            <text:p>3833507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8381722">
            <text:p>3838172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8415262">
            <text:p>3841526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8423379">
            <text:p>3842337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8434268">
            <text:p>3843426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8481722">
            <text:p>3848172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8505243">
            <text:p>3850524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8535619">
            <text:p>3853561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8539763">
            <text:p>3853976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8546483">
            <text:p>3854648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8557833">
            <text:p>3855783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8576862">
            <text:p>3857686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8603946">
            <text:p>3860394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8663146">
            <text:p>3866314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8665873">
            <text:p>3866587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8715607">
            <text:p>3871560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8744164">
            <text:p>3874416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8803013">
            <text:p>3880301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8836147">
            <text:p>3883614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8876353">
            <text:p>3887635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8989218">
            <text:p>3898921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8992953">
            <text:p>3899295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8997974">
            <text:p>3899797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9048578">
            <text:p>3904857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9074939">
            <text:p>3907493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9086014">
            <text:p>3908601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9132946">
            <text:p>3913294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9135170">
            <text:p>3913517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9145446">
            <text:p>3914544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9147438">
            <text:p>3914743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9167899">
            <text:p>3916789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9174368">
            <text:p>3917436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9195611">
            <text:p>3919561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9200210">
            <text:p>3920021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9200597">
            <text:p>3920059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9246027">
            <text:p>3924602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9266784">
            <text:p>3926678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9300726">
            <text:p>3930072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9320445">
            <text:p>3932044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9324005">
            <text:p>3932400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9392460">
            <text:p>3939246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9411033">
            <text:p>3941103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9412281">
            <text:p>3941228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9414307">
            <text:p>3941430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9423546">
            <text:p>3942354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9479043">
            <text:p>3947904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9497766">
            <text:p>3949776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9549380">
            <text:p>3954938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9697933">
            <text:p>3969793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9722507">
            <text:p>3972250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9767221">
            <text:p>3976722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9783890">
            <text:p>3978389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9884273">
            <text:p>3988427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9909321">
            <text:p>3990932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39915878">
            <text:p>3991587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9925796">
            <text:p>3992579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9947322">
            <text:p>3994732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39999168">
            <text:p>3999916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0025607">
            <text:p>4002560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0027916">
            <text:p>4002791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0115444">
            <text:p>4011544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0165056">
            <text:p>4016505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0236660">
            <text:p>4023666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0259628">
            <text:p>4025962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0284493">
            <text:p>4028449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0303799">
            <text:p>4030379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0350203">
            <text:p>4035020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0352188">
            <text:p>4035218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0358267">
            <text:p>4035826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0362471">
            <text:p>4036247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0410606">
            <text:p>4041060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0421941">
            <text:p>4042194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0448057">
            <text:p>4044805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0456797">
            <text:p>4045679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0543373">
            <text:p>4054337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0547372">
            <text:p>4054737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0581606">
            <text:p>4058160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0610990">
            <text:p>4061099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0619161">
            <text:p>4061916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0653426">
            <text:p>4065342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0673247">
            <text:p>4067324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0730640">
            <text:p>4073064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0731633">
            <text:p>4073163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0739525">
            <text:p>4073952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0802862">
            <text:p>4080286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0806277">
            <text:p>4080627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0839321">
            <text:p>4083932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0847680">
            <text:p>4084768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0857944">
            <text:p>4085794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0872615">
            <text:p>4087261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0969967">
            <text:p>4096996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1009513">
            <text:p>4100951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1035409">
            <text:p>4103540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1036465">
            <text:p>4103646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1039434">
            <text:p>4103943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1095524">
            <text:p>4109552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1099099">
            <text:p>4109909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1104509">
            <text:p>4110450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1112658">
            <text:p>4111265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1152013">
            <text:p>4115201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1181393">
            <text:p>4118139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1214056">
            <text:p>4121405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1244806">
            <text:p>4124480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1259826">
            <text:p>4125982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1265896">
            <text:p>4126589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1272942">
            <text:p>4127294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1279345">
            <text:p>4127934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1282112">
            <text:p>4128211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1300576">
            <text:p>4130057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1412872">
            <text:p>4141287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1420575">
            <text:p>4142057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1523123">
            <text:p>4152312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1528828">
            <text:p>4152882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1587196">
            <text:p>4158719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1604041">
            <text:p>4160404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1605464">
            <text:p>4160546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1615586">
            <text:p>4161558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1629167">
            <text:p>4162916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1629573">
            <text:p>4162957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1643034">
            <text:p>4164303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1696187">
            <text:p>4169618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1699668">
            <text:p>4169966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1750555">
            <text:p>4175055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1785854">
            <text:p>4178585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1789455">
            <text:p>4178945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2045928">
            <text:p>4204592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2078626">
            <text:p>4207862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2126340">
            <text:p>4212634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2154693">
            <text:p>4215469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2172484">
            <text:p>4217248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2187664">
            <text:p>4218766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2193030">
            <text:p>4219303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2251671">
            <text:p>4225167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2260521">
            <text:p>4226052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2264002">
            <text:p>4226400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2320594">
            <text:p>4232059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2457703">
            <text:p>4245770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2457979">
            <text:p>4245797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2466154">
            <text:p>4246615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2472588">
            <text:p>4247258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2484098">
            <text:p>4248409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2500510">
            <text:p>4250051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2516014">
            <text:p>4251601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2534015">
            <text:p>4253401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2535489">
            <text:p>4253548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2634980">
            <text:p>4263498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2685427">
            <text:p>4268542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2720912">
            <text:p>4272091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2746500">
            <text:p>4274650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2750358">
            <text:p>4275035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2765478">
            <text:p>4276547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2774941">
            <text:p>4277494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2780369">
            <text:p>4278036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2808681">
            <text:p>4280868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2811663">
            <text:p>4281166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2817801">
            <text:p>4281780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2824983">
            <text:p>4282498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2851162">
            <text:p>4285116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2859773">
            <text:p>4285977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2875440">
            <text:p>4287544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2898289">
            <text:p>4289828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2946513">
            <text:p>4294651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2948209">
            <text:p>4294820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2987828">
            <text:p>4298782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3021490">
            <text:p>4302149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3076047">
            <text:p>4307604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3111729">
            <text:p>4311172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3191170">
            <text:p>4319117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3201937">
            <text:p>4320193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3261972">
            <text:p>4326197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3311534">
            <text:p>4331153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3324462">
            <text:p>4332446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3333714">
            <text:p>4333371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3370018">
            <text:p>4337001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3397045">
            <text:p>4339704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3415081">
            <text:p>4341508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3467467">
            <text:p>4346746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3503900">
            <text:p>4350390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3528452">
            <text:p>4352845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3532831">
            <text:p>4353283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3539717">
            <text:p>4353971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3541398">
            <text:p>4354139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3571162">
            <text:p>4357116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3593382">
            <text:p>4359338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3644967">
            <text:p>4364496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3664913">
            <text:p>4366491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3681161">
            <text:p>4368116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3733774">
            <text:p>4373377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3737855">
            <text:p>4373785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3753896">
            <text:p>4375389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3759660">
            <text:p>4375966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3765698">
            <text:p>4376569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3783684">
            <text:p>4378368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3784426">
            <text:p>4378442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3787888">
            <text:p>4378788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3787972">
            <text:p>4378797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3819530">
            <text:p>4381953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3838382">
            <text:p>4383838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3858910">
            <text:p>4385891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3863757">
            <text:p>4386375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3902449">
            <text:p>4390244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3912401">
            <text:p>4391240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3931220">
            <text:p>4393122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3946887">
            <text:p>4394688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4010309">
            <text:p>4401030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4010787">
            <text:p>4401078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4018440">
            <text:p>4401844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4026294">
            <text:p>4402629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4089091">
            <text:p>4408909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4089895">
            <text:p>4408989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4094061">
            <text:p>4409406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4103143">
            <text:p>4410314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4110865">
            <text:p>4411086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4131537">
            <text:p>4413153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4147003">
            <text:p>4414700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4168633">
            <text:p>4416863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4188180">
            <text:p>4418818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4192864">
            <text:p>4419286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4230884">
            <text:p>4423088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4264979">
            <text:p>4426497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4268765">
            <text:p>4426876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4294878">
            <text:p>4429487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4299135">
            <text:p>4429913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4308421">
            <text:p>4430842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4309935">
            <text:p>4430993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4364473">
            <text:p>4436447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4394925">
            <text:p>4439492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4403715">
            <text:p>4440371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4486125">
            <text:p>4448612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4498346">
            <text:p>4449834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4498553">
            <text:p>4449855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4509675">
            <text:p>4450967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4524886">
            <text:p>4452488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4544616">
            <text:p>4454461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4552545">
            <text:p>4455254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4561024">
            <text:p>4456102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4590106">
            <text:p>4459010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4628091">
            <text:p>4462809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4633331">
            <text:p>4463333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4639111">
            <text:p>4463911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4654515">
            <text:p>4465451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4679475">
            <text:p>4467947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4724905">
            <text:p>4472490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4725970">
            <text:p>4472597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4730152">
            <text:p>4473015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4758649">
            <text:p>4475864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4763044">
            <text:p>4476304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4903832">
            <text:p>4490383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5139501">
            <text:p>4513950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5301205">
            <text:p>4530120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5384668">
            <text:p>4538466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5426040">
            <text:p>4542604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5440447">
            <text:p>4544044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5458448">
            <text:p>4545844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5458916">
            <text:p>4545891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5460129">
            <text:p>4546012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5462149">
            <text:p>4546214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5468640">
            <text:p>4546864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5471200">
            <text:p>4547120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5529389">
            <text:p>4552938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5548336">
            <text:p>4554833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5564785">
            <text:p>4556478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5579161">
            <text:p>4557916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5629791">
            <text:p>4562979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5659494">
            <text:p>4565949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5726234">
            <text:p>4572623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5727340">
            <text:p>4572734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5861634">
            <text:p>4586163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5932411">
            <text:p>4593241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5932892">
            <text:p>4593289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5969639">
            <text:p>4596963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6010671">
            <text:p>4601067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6041980">
            <text:p>4604198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6045979">
            <text:p>4604597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6051895">
            <text:p>4605189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6073792">
            <text:p>4607379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6120988">
            <text:p>4612098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6170610">
            <text:p>4617061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6177144">
            <text:p>4617714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6178900">
            <text:p>4617890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6181473">
            <text:p>4618147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6181894">
            <text:p>4618189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6220288">
            <text:p>4622028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6220910">
            <text:p>4622091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6221924">
            <text:p>4622192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6225550">
            <text:p>4622555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6232895">
            <text:p>4623289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6247469">
            <text:p>4624746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6250170">
            <text:p>4625017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6285617">
            <text:p>4628561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6286296">
            <text:p>4628629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6288256">
            <text:p>4628825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6309481">
            <text:p>4630948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6317284">
            <text:p>4631728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6337262">
            <text:p>4633726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6340268">
            <text:p>4634026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6415842">
            <text:p>4641584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6417350">
            <text:p>4641735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6438135">
            <text:p>4643813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6496041">
            <text:p>4649604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6521673">
            <text:p>4652167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6524771">
            <text:p>4652477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6531868">
            <text:p>4653186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6541751">
            <text:p>4654175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6556268">
            <text:p>4655626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6583236">
            <text:p>4658323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6587992">
            <text:p>4658799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6681389">
            <text:p>4668138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6681621">
            <text:p>4668162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6706333">
            <text:p>4670633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6708466">
            <text:p>4670846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6739769">
            <text:p>4673976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6763127">
            <text:p>4676312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6763340">
            <text:p>4676334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6784109">
            <text:p>4678410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6826860">
            <text:p>4682686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6835408">
            <text:p>4683540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6847299">
            <text:p>4684729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6849998">
            <text:p>4684999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6856413">
            <text:p>4685641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6869586">
            <text:p>4686958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6919330">
            <text:p>4691933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6928984">
            <text:p>4692898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6936436">
            <text:p>4693643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6961678">
            <text:p>4696167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6972752">
            <text:p>4697275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7004483">
            <text:p>4700448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7044051">
            <text:p>4704405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7050406">
            <text:p>4705040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7053611">
            <text:p>4705361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7058449">
            <text:p>4705844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7065668">
            <text:p>4706566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7107162">
            <text:p>4710716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7171804">
            <text:p>4717180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7173463">
            <text:p>4717346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7282746">
            <text:p>4728274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7329059">
            <text:p>4732905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7330853">
            <text:p>4733085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7349216">
            <text:p>4734921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7391451">
            <text:p>4739145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7418054">
            <text:p>4741805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7418758">
            <text:p>4741875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7466473">
            <text:p>4746647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7486324">
            <text:p>4748632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7509776">
            <text:p>4750977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7527482">
            <text:p>4752748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7551069">
            <text:p>4755106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7636543">
            <text:p>4763654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7673422">
            <text:p>4767342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7677487">
            <text:p>4767748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7691206">
            <text:p>4769120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7792526">
            <text:p>4779252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7834165">
            <text:p>4783416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7866193">
            <text:p>4786619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7872715">
            <text:p>4787271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7881200">
            <text:p>4788120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7902488">
            <text:p>4790248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9249154">
            <text:p>4924915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9764959">
            <text:p>4976495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9766897">
            <text:p>4976689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9870623">
            <text:p>4987062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9881028">
            <text:p>4988102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49886020">
            <text:p>4988602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9900469">
            <text:p>4990046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49949031">
            <text:p>4994903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0048321">
            <text:p>5004832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0069807">
            <text:p>5006980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0111857">
            <text:p>5011185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0115721">
            <text:p>5011572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0127298">
            <text:p>5012729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0154155">
            <text:p>5015415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0156609">
            <text:p>5015660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0186143">
            <text:p>5018614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0186935">
            <text:p>5018693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0220562">
            <text:p>5022056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0244319">
            <text:p>5024431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0275103">
            <text:p>5027510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0392012">
            <text:p>5039201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0407207">
            <text:p>5040720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0427961">
            <text:p>5042796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0441281">
            <text:p>5044128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0457438">
            <text:p>5045743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0502712">
            <text:p>5050271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0518373">
            <text:p>5051837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0520748">
            <text:p>5052074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0534357">
            <text:p>5053435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0544693">
            <text:p>5054469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0547065">
            <text:p>5054706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0562377">
            <text:p>5056237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0567601">
            <text:p>5056760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0576238">
            <text:p>5057623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0586225">
            <text:p>5058622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0588173">
            <text:p>5058817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0592860">
            <text:p>5059286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0611618">
            <text:p>5061161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0643367">
            <text:p>5064336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0697896">
            <text:p>5069789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0735868">
            <text:p>5073586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0738290">
            <text:p>5073829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0747404">
            <text:p>5074740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0750646">
            <text:p>5075064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0785320">
            <text:p>5078532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0875575">
            <text:p>5087557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0881607">
            <text:p>5088160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0895474">
            <text:p>5089547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0920861">
            <text:p>5092086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0999413">
            <text:p>5099941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1030132">
            <text:p>5103013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1037392">
            <text:p>5103739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1040292">
            <text:p>5104029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1134235">
            <text:p>5113423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1207032">
            <text:p>5120703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1243726">
            <text:p>5124372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1247819">
            <text:p>5124781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1302071">
            <text:p>5130207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1318005">
            <text:p>5131800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1359814">
            <text:p>5135981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1364787">
            <text:p>5136478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1400054">
            <text:p>5140005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1444709">
            <text:p>51444709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1493944">
            <text:p>5149394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1494406">
            <text:p>5149440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1502580">
            <text:p>5150258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1542711">
            <text:p>5154271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1581582">
            <text:p>5158158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1617566">
            <text:p>5161756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1636846">
            <text:p>51636846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1639434">
            <text:p>5163943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1645111">
            <text:p>5164511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1700334">
            <text:p>5170033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1736670">
            <text:p>5173667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1745095">
            <text:p>5174509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1795430">
            <text:p>5179543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1801047">
            <text:p>5180104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1841354">
            <text:p>5184135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1892867">
            <text:p>51892867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1911173">
            <text:p>5191117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1926447">
            <text:p>5192644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1943877">
            <text:p>5194387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1965067">
            <text:p>5196506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1971328">
            <text:p>5197132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1973511">
            <text:p>5197351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2105933">
            <text:p>5210593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2136362">
            <text:p>52136362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2163044">
            <text:p>52163044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2175965">
            <text:p>52175965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2179870">
            <text:p>52179870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2197004">
            <text:p>52197004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2221333">
            <text:p>52221333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2242812">
            <text:p>5224281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2358419">
            <text:p>52358419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3034911">
            <text:p>53034911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3494538">
            <text:p>53494538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3524000">
            <text:p>5352400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3564021">
            <text:p>5356402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3611227">
            <text:p>53611227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3633940">
            <text:p>5363394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3727871">
            <text:p>53727871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3738753">
            <text:p>53738753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3790200">
            <text:p>53790200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3809166">
            <text:p>53809166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4533608">
            <text:p>54533608</text:p>
          </table:table-cell>
          <table:table-cell office:value-type="string">
            <text:p>BAJA+2</text:p>
          </table:table-cell>
        </table:table-row>
        <table:table-row table:style-name="ro9">
          <table:table-cell office:value-type="float" office:value="55651085">
            <text:p>55651085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5694062">
            <text:p>55694062</text:p>
          </table:table-cell>
          <table:table-cell office:value-type="string">
            <text:p>BAJA+1</text:p>
          </table:table-cell>
        </table:table-row>
        <table:table-row table:style-name="ro9">
          <table:table-cell office:value-type="float" office:value="55876971">
            <text:p>55876971</text:p>
          </table:table-cell>
          <table:table-cell office:value-type="string">
            <text:p>BAJA+2</text:p>
          </table:table-cell>
        </table:table-row>
        <table:table-row table:style-name="ro9" table:number-rows-repeated="1046822">
          <table:table-cell table:number-columns-repeated="2"/>
        </table:table-row>
        <table:table-row table:style-name="ro9">
          <table:table-cell table:number-columns-repeated="2"/>
        </table:table-row>
      </table:table>
      <table:table table:name="Experimento" table:style-name="ta1" table:print="false">
        <table:table-column table:style-name="co3" table:default-cell-style-name="ce41"/>
        <table:table-column table:style-name="co3" table:default-cell-style-name="ce27"/>
        <table:table-column table:style-name="co3" table:default-cell-style-name="Default"/>
        <table:table-row table:style-name="ro10">
          <table:table-cell table:style-name="ce42" office:value-type="string">
            <text:p>Mejores Features</text:p>
          </table:table-cell>
          <table:table-cell table:style-name="ce43" office:value-type="string">
            <text:p>Ganancia</text:p>
          </table:table-cell>
          <table:table-cell>
            <draw:frame table:end-cell-address="Experimento.O33" table:end-x="0.483cm" table:end-y="0.211cm" draw:z-index="0" draw:style-name="gr1" draw:text-style-name="P1" svg:width="26.133cm" svg:height="14.187cm" svg:x="1.447cm" svg:y="0.344cm">
              <draw:object draw:notify-on-update-of-ranges="Experimento.A1:Experimento.A1 Experimento.A2:Experimento.A37 Experimento.B1:Experimento.B1 Experimento.B2:Experimento.B3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9">
          <table:table-cell office:value-type="float" office:value="10">
            <text:p>10</text:p>
          </table:table-cell>
          <table:table-cell office:value-type="float" office:value="7595500">
            <text:p>7,595,500</text:p>
          </table:table-cell>
          <table:table-cell/>
        </table:table-row>
        <table:table-row table:style-name="ro9">
          <table:table-cell office:value-type="float" office:value="20">
            <text:p>20</text:p>
          </table:table-cell>
          <table:table-cell office:value-type="float" office:value="8197000">
            <text:p>8,197,000</text:p>
          </table:table-cell>
          <table:table-cell/>
        </table:table-row>
        <table:table-row table:style-name="ro9">
          <table:table-cell office:value-type="float" office:value="30">
            <text:p>30</text:p>
          </table:table-cell>
          <table:table-cell office:value-type="float" office:value="8332500">
            <text:p>8,332,500</text:p>
          </table:table-cell>
          <table:table-cell/>
        </table:table-row>
        <table:table-row table:style-name="ro9">
          <table:table-cell office:value-type="float" office:value="40">
            <text:p>40</text:p>
          </table:table-cell>
          <table:table-cell office:value-type="float" office:value="8397000">
            <text:p>8,397,000</text:p>
          </table:table-cell>
          <table:table-cell/>
        </table:table-row>
        <table:table-row table:style-name="ro9">
          <table:table-cell office:value-type="float" office:value="50">
            <text:p>50</text:p>
          </table:table-cell>
          <table:table-cell office:value-type="float" office:value="8423500">
            <text:p>8,423,500</text:p>
          </table:table-cell>
          <table:table-cell/>
        </table:table-row>
        <table:table-row table:style-name="ro9">
          <table:table-cell office:value-type="float" office:value="60">
            <text:p>60</text:p>
          </table:table-cell>
          <table:table-cell office:value-type="float" office:value="8663000">
            <text:p>8,663,000</text:p>
          </table:table-cell>
          <table:table-cell/>
        </table:table-row>
        <table:table-row table:style-name="ro9">
          <table:table-cell office:value-type="float" office:value="70">
            <text:p>70</text:p>
          </table:table-cell>
          <table:table-cell office:value-type="float" office:value="8773500">
            <text:p>8,773,500</text:p>
          </table:table-cell>
          <table:table-cell/>
        </table:table-row>
        <table:table-row table:style-name="ro9">
          <table:table-cell office:value-type="float" office:value="80">
            <text:p>80</text:p>
          </table:table-cell>
          <table:table-cell office:value-type="float" office:value="8709500">
            <text:p>8,709,500</text:p>
          </table:table-cell>
          <table:table-cell/>
        </table:table-row>
        <table:table-row table:style-name="ro9">
          <table:table-cell office:value-type="float" office:value="90">
            <text:p>90</text:p>
          </table:table-cell>
          <table:table-cell office:value-type="float" office:value="8893500">
            <text:p>8,893,500</text:p>
          </table:table-cell>
          <table:table-cell/>
        </table:table-row>
        <table:table-row table:style-name="ro9">
          <table:table-cell office:value-type="float" office:value="100">
            <text:p>100</text:p>
          </table:table-cell>
          <table:table-cell office:value-type="float" office:value="8797000">
            <text:p>8,797,000</text:p>
          </table:table-cell>
          <table:table-cell/>
        </table:table-row>
        <table:table-row table:style-name="ro9">
          <table:table-cell office:value-type="float" office:value="110">
            <text:p>110</text:p>
          </table:table-cell>
          <table:table-cell office:value-type="float" office:value="8926000">
            <text:p>8,926,000</text:p>
          </table:table-cell>
          <table:table-cell/>
        </table:table-row>
        <table:table-row table:style-name="ro9">
          <table:table-cell office:value-type="float" office:value="120">
            <text:p>120</text:p>
          </table:table-cell>
          <table:table-cell office:value-type="float" office:value="8895500">
            <text:p>8,895,500</text:p>
          </table:table-cell>
          <table:table-cell/>
        </table:table-row>
        <table:table-row table:style-name="ro9">
          <table:table-cell office:value-type="float" office:value="130">
            <text:p>130</text:p>
          </table:table-cell>
          <table:table-cell office:value-type="float" office:value="8818000">
            <text:p>8,818,000</text:p>
          </table:table-cell>
          <table:table-cell/>
        </table:table-row>
        <table:table-row table:style-name="ro9">
          <table:table-cell office:value-type="float" office:value="140">
            <text:p>140</text:p>
          </table:table-cell>
          <table:table-cell office:value-type="float" office:value="8845000">
            <text:p>8,845,000</text:p>
          </table:table-cell>
          <table:table-cell/>
        </table:table-row>
        <table:table-row table:style-name="ro9">
          <table:table-cell office:value-type="float" office:value="150">
            <text:p>150</text:p>
          </table:table-cell>
          <table:table-cell office:value-type="float" office:value="8727000">
            <text:p>8,727,000</text:p>
          </table:table-cell>
          <table:table-cell/>
        </table:table-row>
        <table:table-row table:style-name="ro9">
          <table:table-cell office:value-type="float" office:value="160">
            <text:p>160</text:p>
          </table:table-cell>
          <table:table-cell office:value-type="float" office:value="8736500">
            <text:p>8,736,500</text:p>
          </table:table-cell>
          <table:table-cell/>
        </table:table-row>
        <table:table-row table:style-name="ro9">
          <table:table-cell office:value-type="float" office:value="170">
            <text:p>170</text:p>
          </table:table-cell>
          <table:table-cell office:value-type="float" office:value="8799500">
            <text:p>8,799,500</text:p>
          </table:table-cell>
          <table:table-cell/>
        </table:table-row>
        <table:table-row table:style-name="ro9">
          <table:table-cell office:value-type="float" office:value="180">
            <text:p>180</text:p>
          </table:table-cell>
          <table:table-cell office:value-type="float" office:value="8809000">
            <text:p>8,809,000</text:p>
          </table:table-cell>
          <table:table-cell/>
        </table:table-row>
        <table:table-row table:style-name="ro9">
          <table:table-cell office:value-type="float" office:value="190">
            <text:p>190</text:p>
          </table:table-cell>
          <table:table-cell office:value-type="float" office:value="8788000">
            <text:p>8,788,000</text:p>
          </table:table-cell>
          <table:table-cell/>
        </table:table-row>
        <table:table-row table:style-name="ro9">
          <table:table-cell office:value-type="float" office:value="200">
            <text:p>200</text:p>
          </table:table-cell>
          <table:table-cell office:value-type="float" office:value="8871500">
            <text:p>8,871,500</text:p>
          </table:table-cell>
          <table:table-cell/>
        </table:table-row>
        <table:table-row table:style-name="ro9">
          <table:table-cell office:value-type="float" office:value="210">
            <text:p>210</text:p>
          </table:table-cell>
          <table:table-cell office:value-type="float" office:value="8782000">
            <text:p>8,782,000</text:p>
          </table:table-cell>
          <table:table-cell/>
        </table:table-row>
        <table:table-row table:style-name="ro9">
          <table:table-cell office:value-type="float" office:value="220">
            <text:p>220</text:p>
          </table:table-cell>
          <table:table-cell office:value-type="float" office:value="8814500">
            <text:p>8,814,500</text:p>
          </table:table-cell>
          <table:table-cell/>
        </table:table-row>
        <table:table-row table:style-name="ro9">
          <table:table-cell office:value-type="float" office:value="230">
            <text:p>230</text:p>
          </table:table-cell>
          <table:table-cell office:value-type="float" office:value="8833000">
            <text:p>8,833,000</text:p>
          </table:table-cell>
          <table:table-cell/>
        </table:table-row>
        <table:table-row table:style-name="ro9">
          <table:table-cell office:value-type="float" office:value="240">
            <text:p>240</text:p>
          </table:table-cell>
          <table:table-cell office:value-type="float" office:value="8754000">
            <text:p>8,754,000</text:p>
          </table:table-cell>
          <table:table-cell/>
        </table:table-row>
        <table:table-row table:style-name="ro9">
          <table:table-cell office:value-type="float" office:value="250">
            <text:p>250</text:p>
          </table:table-cell>
          <table:table-cell office:value-type="float" office:value="8770000">
            <text:p>8,770,000</text:p>
          </table:table-cell>
          <table:table-cell/>
        </table:table-row>
        <table:table-row table:style-name="ro9">
          <table:table-cell office:value-type="float" office:value="260">
            <text:p>260</text:p>
          </table:table-cell>
          <table:table-cell office:value-type="float" office:value="8848500">
            <text:p>8,848,500</text:p>
          </table:table-cell>
          <table:table-cell/>
        </table:table-row>
        <table:table-row table:style-name="ro9">
          <table:table-cell office:value-type="float" office:value="270">
            <text:p>270</text:p>
          </table:table-cell>
          <table:table-cell office:value-type="float" office:value="8782500">
            <text:p>8,782,500</text:p>
          </table:table-cell>
          <table:table-cell/>
        </table:table-row>
        <table:table-row table:style-name="ro9">
          <table:table-cell office:value-type="float" office:value="280">
            <text:p>280</text:p>
          </table:table-cell>
          <table:table-cell office:value-type="float" office:value="8830000">
            <text:p>8,830,000</text:p>
          </table:table-cell>
          <table:table-cell/>
        </table:table-row>
        <table:table-row table:style-name="ro9">
          <table:table-cell office:value-type="float" office:value="290">
            <text:p>290</text:p>
          </table:table-cell>
          <table:table-cell office:value-type="float" office:value="8789000">
            <text:p>8,789,000</text:p>
          </table:table-cell>
          <table:table-cell/>
        </table:table-row>
        <table:table-row table:style-name="ro9">
          <table:table-cell office:value-type="float" office:value="300">
            <text:p>300</text:p>
          </table:table-cell>
          <table:table-cell office:value-type="float" office:value="8819000">
            <text:p>8,819,000</text:p>
          </table:table-cell>
          <table:table-cell/>
        </table:table-row>
        <table:table-row table:style-name="ro9">
          <table:table-cell office:value-type="float" office:value="310">
            <text:p>310</text:p>
          </table:table-cell>
          <table:table-cell office:value-type="float" office:value="8784000">
            <text:p>8,784,000</text:p>
          </table:table-cell>
          <table:table-cell/>
        </table:table-row>
        <table:table-row table:style-name="ro9">
          <table:table-cell office:value-type="float" office:value="320">
            <text:p>320</text:p>
          </table:table-cell>
          <table:table-cell office:value-type="float" office:value="8766000">
            <text:p>8,766,000</text:p>
          </table:table-cell>
          <table:table-cell/>
        </table:table-row>
        <table:table-row table:style-name="ro9">
          <table:table-cell office:value-type="float" office:value="330">
            <text:p>330</text:p>
          </table:table-cell>
          <table:table-cell office:value-type="float" office:value="8794500">
            <text:p>8,794,500</text:p>
          </table:table-cell>
          <table:table-cell/>
        </table:table-row>
        <table:table-row table:style-name="ro9">
          <table:table-cell office:value-type="float" office:value="340">
            <text:p>340</text:p>
          </table:table-cell>
          <table:table-cell office:value-type="float" office:value="8825000">
            <text:p>8,825,000</text:p>
          </table:table-cell>
          <table:table-cell/>
        </table:table-row>
        <table:table-row table:style-name="ro9">
          <table:table-cell office:value-type="float" office:value="350">
            <text:p>350</text:p>
          </table:table-cell>
          <table:table-cell office:value-type="float" office:value="8787000">
            <text:p>8,787,000</text:p>
          </table:table-cell>
          <table:table-cell/>
        </table:table-row>
        <table:table-row table:style-name="ro9">
          <table:table-cell office:value-type="float" office:value="360">
            <text:p>360</text:p>
          </table:table-cell>
          <table:table-cell office:value-type="float" office:value="8830000">
            <text:p>8,830,000</text:p>
          </table:table-cell>
          <table:table-cell/>
        </table:table-row>
        <table:table-row table:style-name="ro9" table:number-rows-repeated="2">
          <table:table-cell table:style-name="Default" table:number-columns-repeated="2"/>
          <table:table-cell/>
        </table:table-row>
        <table:table-row table:style-name="ro8">
          <table:table-cell table:style-name="Default" office:value-type="string">
            <text:p>Las corridas son siempre con los mismos hiperparámetros</text:p>
          </table:table-cell>
          <table:table-cell table:style-name="Default"/>
          <table:table-cell/>
        </table:table-row>
      </table:table>
      <table:database-ranges>
        <table:database-range table:target-range-address="Notas.A9:Notas.G47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squina_20_de_20_la_20_tabla_20_dinámica" style:display-name="Esquina de la tabla dinámica" style:family="table-cell" style:parent-style-name="Default"/>
    <style:style style:name="Valor_20_de_20_la_20_tabla_20_dinámica" style:display-name="Valor de la tabla dinámica" style:family="table-cell" style:parent-style-name="Default"/>
    <style:style style:name="Campo_20_de_20_la_20_tabla_20_dinámica" style:display-name="Campo de la tabla dinámica" style:family="table-cell" style:parent-style-name="Default"/>
    <style:style style:name="Categoría_20_de_20_la_20_tabla_20_dinámica" style:display-name="Categoría de la tabla diná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e_20_la_20_tabla_20_dinámica" style:display-name="Título de la tabla diná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e_20_la_20_tabla_20_dinámica" style:display-name="Resultado de la tabla dinámica" style:family="table-cell" style:parent-style-name="Default">
      <style:text-properties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5">12/05/2019</text:date>, <text:time>16:53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Denicolay</meta:initial-creator>
    <meta:creation-date>2018-11-27T17:30:40.88</meta:creation-date>
    <meta:generator>OpenOffice/4.1.6$Win32 OpenOffice.org_project/416m1$Build-9790</meta:generator>
    <dc:date>2019-12-05T16:53:14.26</dc:date>
    <dc:creator>Gustavo Denicolay</dc:creator>
    <meta:editing-duration>P9DT17H45S</meta:editing-duration>
    <meta:editing-cycles>141</meta:editing-cycles>
    <meta:printed-by>Gustavo Denicolay</meta:printed-by>
    <meta:print-date>2018-12-06T17:04:35.19</meta:print-date>
    <meta:document-statistic meta:table-count="3" meta:cell-count="40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inimum="7500000" chart:maximum="9000000" chart:interval-major="1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134cm" svg:height="14.188cm" xlink:href=".." xlink:type="simple" chart:class="chart:scatter" chart:style-name="ch1">
        <chart:legend chart:legend-position="end" svg:x="23.308cm" svg:y="6.792cm" style:legend-expansion="high" chart:style-name="ch2"/>
        <chart:plot-area chart:style-name="ch3" table:cell-range-address="Experimento.A1:Experimento.B37" chart:data-source-has-labels="row" svg:x="0.972cm" svg:y="1.267cm" svg:width="21.292cm" svg:height="12.218cm">
          <chartooo:coordinate-region svg:x="2.768cm" svg:y="1.47cm" svg:width="19.208cm" svg:height="11.36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xperimento.B2:Experimento.B37" chart:label-cell-address="Experimento.B1:Experimento.B1" chart:class="chart:scatter">
            <chart:domain table:cell-range-address="Experimento.A2:Experimento.A37"/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anancia</text:p>
                <draw:g>
                  <svg:desc>Experimento.B1:Experimento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Experimento.A2:Experimento.A37</svg:desc>
                </draw:g>
              </table:table-cell>
              <table:table-cell office:value-type="float" office:value="7595500">
                <text:p>7595500</text:p>
                <draw:g>
                  <svg:desc>Experimento.B2:Experimento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8197000">
                <text:p>8197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8332500">
                <text:p>8332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8397000">
                <text:p>8397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8423500">
                <text:p>8423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8663000">
                <text:p>8663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8773500">
                <text:p>8773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8709500">
                <text:p>87095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8893500">
                <text:p>8893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8797000">
                <text:p>8797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8926000">
                <text:p>8926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8895500">
                <text:p>88955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8818000">
                <text:p>8818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8845000">
                <text:p>8845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8727000">
                <text:p>8727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8736500">
                <text:p>87365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8799500">
                <text:p>8799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8809000">
                <text:p>8809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8788000">
                <text:p>8788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8871500">
                <text:p>88715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8782000">
                <text:p>8782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8814500">
                <text:p>88145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8833000">
                <text:p>8833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8754000">
                <text:p>8754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8770000">
                <text:p>877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8848500">
                <text:p>88485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8782500">
                <text:p>87825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8830000">
                <text:p>8830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8789000">
                <text:p>8789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8819000">
                <text:p>8819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8784000">
                <text:p>8784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8766000">
                <text:p>8766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8794500">
                <text:p>87945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8825000">
                <text:p>8825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8787000">
                <text:p>8787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8830000">
                <text:p>883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